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1.506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6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CA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 style:data-style-name="N5110">
      <style:text-properties fo:font-weight="bold" style:font-weight-asian="bold" style:font-weight-complex="bold"/>
    </style:style>
    <style:style style:name="ce5" style:family="table-cell" style:parent-style-name="Default" style:data-style-name="N5100">
      <style:table-cell-properties fo:background-color="#ffff66"/>
    </style:style>
    <style:style style:name="ce6" style:family="table-cell" style:parent-style-name="Default" style:data-style-name="N5110">
      <style:table-cell-properties fo:background-color="#ffff66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ackground-color="#c0c0c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9">
      <style:table-cell-properties fo:background-color="#000000"/>
      <style:text-properties fo:color="#000000"/>
    </style:style>
    <style:style style:name="ce12" style:family="table-cell" style:parent-style-name="Default">
      <style:table-cell-properties fo:background-color="#333333"/>
    </style:style>
  </office:automatic-styles>
  <office:body>
    <office:spreadsheet>
      <table:table table:name="Summary" table:style-name="ta1">
        <table:table-column table:style-name="co1" table:number-columns-repeated="7" table:default-cell-style-name="Default"/>
        <table:table-column table:style-name="co1" table:default-cell-style-name="ce7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Stats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Relation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Efficiency</text:p>
          </table:table-cell>
          <table:table-cell table:style-name="ce1" office:value-type="string">
            <text:p>Runtime</text:p>
          </table:table-cell>
          <table:table-cell table:style-name="ce1" table:number-columns-repeated="3"/>
          <table:table-cell table:number-columns-repeated="13"/>
        </table:table-row>
        <table:table-row table:style-name="ro1">
          <table:table-cell table:formula="of:=[.B31]" office:value-type="string" office:string-value="Swap">
            <text:p>Swap</text:p>
          </table:table-cell>
          <table:table-cell office:value-type="string">
            <text:p>First Fit</text:p>
          </table:table-cell>
          <table:table-cell table:style-name="ce3" table:formula="of:=[.K29]" office:value-type="percentage" office:value="0.246923948471783">
            <text:p>24,69%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Swap</text:p>
          </table:table-cell>
          <table:table-cell office:value-type="string">
            <text:p>Best Fit</text:p>
          </table:table-cell>
          <table:table-cell table:style-name="ce3" table:formula="of:=[.L29]" office:value-type="percentage" office:value="0.245641751533244">
            <text:p>24,56%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Swap</text:p>
          </table:table-cell>
          <table:table-cell office:value-type="string">
            <text:p>Worst Fit</text:p>
          </table:table-cell>
          <table:table-cell table:style-name="ce3" table:formula="of:=[.M29]" office:value-type="percentage" office:value="0.263181460069855">
            <text:p>26,32%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Insert</text:p>
          </table:table-cell>
          <table:table-cell office:value-type="string">
            <text:p>First Fit</text:p>
          </table:table-cell>
          <table:table-cell table:style-name="ce3" table:formula="of:=[.N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Insert</text:p>
          </table:table-cell>
          <table:table-cell office:value-type="string">
            <text:p>Best Fit</text:p>
          </table:table-cell>
          <table:table-cell table:style-name="ce3" table:formula="of:=[.O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Insert</text:p>
          </table:table-cell>
          <table:table-cell office:value-type="string">
            <text:p>Worst Fit</text:p>
          </table:table-cell>
          <table:table-cell table:style-name="ce3" table:formula="of:=[.P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Mirror</text:p>
          </table:table-cell>
          <table:table-cell office:value-type="string">
            <text:p>First Fit</text:p>
          </table:table-cell>
          <table:table-cell table:style-name="ce3" table:formula="of:=[.Q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Mirror</text:p>
          </table:table-cell>
          <table:table-cell office:value-type="string">
            <text:p>Best Fit</text:p>
          </table:table-cell>
          <table:table-cell table:style-name="ce3" table:formula="of:=[.R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>
          <table:table-cell office:value-type="string">
            <text:p>Mirror</text:p>
          </table:table-cell>
          <table:table-cell office:value-type="string">
            <text:p>Worst Fit</text:p>
          </table:table-cell>
          <table:table-cell table:style-name="ce3" table:formula="of:=[.S29]" office:value-type="float" office:value="0">
            <text:p>#DIV/0 !</text:p>
          </table:table-cell>
          <table:table-cell table:style-name="ce3"/>
          <table:table-cell table:number-columns-repeated="16"/>
        </table:table-row>
        <table:table-row table:style-name="ro1" table:number-rows-repeated="15">
          <table:table-cell table:number-columns-repeated="20"/>
        </table:table-row>
        <table:table-row table:style-name="ro1">
          <table:table-cell office:value-type="string">
            <text:p>Data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>
            <text:p>eff avg</text:p>
          </table:table-cell>
          <table:table-cell table:style-name="ce11" table:formula="of:=AVERAGE([.K31:.K55])" office:value-type="percentage" office:value="0.246923948471783">
            <text:p>24,692%</text:p>
          </table:table-cell>
          <table:table-cell table:style-name="ce11" table:formula="of:=AVERAGE([.L31:.L55])" office:value-type="percentage" office:value="0.245641751533244">
            <text:p>24,564%</text:p>
          </table:table-cell>
          <table:table-cell table:style-name="ce11" table:formula="of:=AVERAGE([.M31:.M55])" office:value-type="percentage" office:value="0.263181460069855">
            <text:p>26,318%</text:p>
          </table:table-cell>
          <table:table-cell table:style-name="ce11" table:formula="of:=AVERAGE([.N31:.N55])" office:value-type="percentage" office:value="0">
            <text:p>#DIV/0 !</text:p>
          </table:table-cell>
          <table:table-cell table:style-name="ce11" table:formula="of:=AVERAGE([.O31:.O55])" office:value-type="percentage" office:value="0">
            <text:p>#DIV/0 !</text:p>
          </table:table-cell>
          <table:table-cell table:style-name="ce11" table:formula="of:=AVERAGE([.P31:.P55])" office:value-type="percentage" office:value="0">
            <text:p>#DIV/0 !</text:p>
          </table:table-cell>
          <table:table-cell table:style-name="ce11" table:formula="of:=AVERAGE([.Q31:.Q55])" office:value-type="percentage" office:value="0">
            <text:p>#DIV/0 !</text:p>
          </table:table-cell>
          <table:table-cell table:style-name="ce11" table:formula="of:=AVERAGE([.R31:.R55])" office:value-type="percentage" office:value="0">
            <text:p>#DIV/0 !</text:p>
          </table:table-cell>
          <table:table-cell table:style-name="ce11" table:formula="of:=AVERAGE([.S31:.S55])" office:value-type="percentage" office:value="0">
            <text:p>#DIV/0 !</text:p>
          </table:table-cell>
          <table:table-cell office:value-type="string">
            <text:p>runt avg</text:p>
          </table:table-cell>
        </table:table-row>
        <table:table-row table:style-name="ro1">
          <table:table-cell table:style-name="ce1" office:value-type="string">
            <text:p>TSP</text:p>
          </table:table-cell>
          <table:table-cell table:style-name="ce1" office:value-type="string">
            <text:p>Relation</text:p>
          </table:table-cell>
          <table:table-cell table:style-name="ce1" office:value-type="string">
            <text:p>Strategy</text:p>
          </table:table-cell>
          <table:table-cell table:style-name="ce1" office:value-type="string">
            <text:p>Starting cost</text:p>
          </table:table-cell>
          <table:table-cell table:style-name="ce1" office:value-type="string">
            <text:p>End cost</text:p>
          </table:table-cell>
          <table:table-cell table:style-name="ce1" office:value-type="string">
            <text:p>Depth</text:p>
          </table:table-cell>
          <table:table-cell table:style-name="ce4" office:value-type="string">
            <text:p>Runtime</text:p>
          </table:table-cell>
          <table:table-cell table:style-name="ce8" office:value-type="string">
            <text:p>Efficiency</text:p>
          </table:table-cell>
          <table:table-cell table:number-columns-repeated="2"/>
          <table:table-cell office:value-type="string">
            <text:p>swap/ff</text:p>
          </table:table-cell>
          <table:table-cell office:value-type="string">
            <text:p>swap/bf</text:p>
          </table:table-cell>
          <table:table-cell office:value-type="string">
            <text:p>swap/wf</text:p>
          </table:table-cell>
          <table:table-cell office:value-type="string">
            <text:p>insert/ff</text:p>
          </table:table-cell>
          <table:table-cell office:value-type="string">
            <text:p>insert/bf</text:p>
          </table:table-cell>
          <table:table-cell office:value-type="string">
            <text:p>insert/wf</text:p>
          </table:table-cell>
          <table:table-cell office:value-type="string">
            <text:p>mirror/ff</text:p>
          </table:table-cell>
          <table:table-cell office:value-type="string">
            <text:p>mirror/bf</text:p>
          </table:table-cell>
          <table:table-cell office:value-type="string">
            <text:p>mirror/wf</text:p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4178">
            <text:p>34178</text:p>
          </table:table-cell>
          <table:table-cell table:style-name="ce2" office:value-type="float" office:value="6526">
            <text:p>6526</text:p>
          </table:table-cell>
          <table:table-cell table:style-name="ce2" office:value-type="float" office:value="1200">
            <text:p>1200</text:p>
          </table:table-cell>
          <table:table-cell table:style-name="ce5" office:value-type="string">
            <text:p>4.419</text:p>
          </table:table-cell>
          <table:table-cell table:style-name="ce9" table:formula="of:=[.E31]/[.D31]" office:value-type="percentage" office:value="0.190941541342384">
            <text:p>19,094%</text:p>
          </table:table-cell>
          <table:table-cell table:number-columns-repeated="2"/>
          <table:table-cell table:style-name="ce12" table:formula="of:=IF(AND([.$A$4]=[.$B31];[.$B$4]=[.$C31]);[.$H31];&quot;&quot;)" office:value-type="percentage" office:value="0.190941541342384">
            <text:p>19,09%</text:p>
          </table:table-cell>
          <table:table-cell table:style-name="ce12" table:formula="of:=IF(AND([.$A$5]=[.$B31];[.$B$5]=[.$C31]);[.$H31];&quot;&quot;)">
            <text:p/>
          </table:table-cell>
          <table:table-cell table:style-name="ce12" table:formula="of:=IF(AND([.$A$6]=[.$B31];[.$B$6]=[.$C31]);[.$H31];&quot;&quot;)">
            <text:p/>
          </table:table-cell>
          <table:table-cell table:style-name="ce12" table:formula="of:=IF(AND([.$A$7]=[.$B31];[.$B$7]=[.$C31]);[.$H31];&quot;&quot;)">
            <text:p/>
          </table:table-cell>
          <table:table-cell table:style-name="ce12" table:formula="of:=IF(AND([.$A$8]=[.$B31];[.$B$8]=[.$C31]);[.$H31];&quot;&quot;)">
            <text:p/>
          </table:table-cell>
          <table:table-cell table:style-name="ce12" table:formula="of:=IF(AND([.$A$9]=[.$B31];[.$B$9]=[.$C31]);[.$H31];&quot;&quot;)">
            <text:p/>
          </table:table-cell>
          <table:table-cell table:style-name="ce12" table:formula="of:=IF(AND([.$A$10]=[.$B31];[.$B$10]=[.$C31]);[.$H31];&quot;&quot;)">
            <text:p/>
          </table:table-cell>
          <table:table-cell table:style-name="ce12" table:formula="of:=IF(AND([.$A$11]=[.$B31];[.$B$11]=[.$C31]);[.$H31];&quot;&quot;)">
            <text:p/>
          </table:table-cell>
          <table:table-cell table:style-name="ce12" table:formula="of:=IF(AND([.$A$12]=[.$B31];[.$B$12]=[.$C31]);[.$H31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4051">
            <text:p>34051</text:p>
          </table:table-cell>
          <table:table-cell table:style-name="ce2" office:value-type="float" office:value="6416">
            <text:p>6416</text:p>
          </table:table-cell>
          <table:table-cell table:style-name="ce2" office:value-type="float" office:value="1199">
            <text:p>1199</text:p>
          </table:table-cell>
          <table:table-cell table:style-name="ce5" office:value-type="string">
            <text:p>4.656</text:p>
          </table:table-cell>
          <table:table-cell table:style-name="ce9" table:formula="of:=[.E32]/[.D32]" office:value-type="percentage" office:value="0.188423247481719">
            <text:p>18,842%</text:p>
          </table:table-cell>
          <table:table-cell table:number-columns-repeated="2"/>
          <table:table-cell table:style-name="ce12" table:formula="of:=IF(AND([.$A$4]=[.B32];[.$B$4]=[.C32]);[.H32];&quot;&quot;)">
            <text:p/>
          </table:table-cell>
          <table:table-cell table:style-name="ce12" table:formula="of:=IF(AND([.$A$5]=[.$B32];[.$B$5]=[.$C32]);[.$H32];&quot;&quot;)" office:value-type="percentage" office:value="0.188423247481719">
            <text:p>18,84%</text:p>
          </table:table-cell>
          <table:table-cell table:style-name="ce12" table:formula="of:=IF(AND([.$A$6]=[.$B32];[.$B$6]=[.$C32]);[.$H32];&quot;&quot;)">
            <text:p/>
          </table:table-cell>
          <table:table-cell table:style-name="ce12" table:formula="of:=IF(AND([.$A$7]=[.$B32];[.$B$7]=[.$C32]);[.$H32];&quot;&quot;)">
            <text:p/>
          </table:table-cell>
          <table:table-cell table:style-name="ce12" table:formula="of:=IF(AND([.$A$8]=[.$B32];[.$B$8]=[.$C32]);[.$H32];&quot;&quot;)">
            <text:p/>
          </table:table-cell>
          <table:table-cell table:style-name="ce12" table:formula="of:=IF(AND([.$A$9]=[.$B32];[.$B$9]=[.$C32]);[.$H32];&quot;&quot;)">
            <text:p/>
          </table:table-cell>
          <table:table-cell table:style-name="ce12" table:formula="of:=IF(AND([.$A$10]=[.$B32];[.$B$10]=[.$C32]);[.$H32];&quot;&quot;)">
            <text:p/>
          </table:table-cell>
          <table:table-cell table:style-name="ce12" table:formula="of:=IF(AND([.$A$11]=[.$B32];[.$B$11]=[.$C32]);[.$H32];&quot;&quot;)">
            <text:p/>
          </table:table-cell>
          <table:table-cell table:style-name="ce12" table:formula="of:=IF(AND([.$A$12]=[.$B32];[.$B$12]=[.$C32]);[.$H32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4252">
            <text:p>34252</text:p>
          </table:table-cell>
          <table:table-cell table:style-name="ce2" office:value-type="float" office:value="6444">
            <text:p>6444</text:p>
          </table:table-cell>
          <table:table-cell table:style-name="ce2" office:value-type="float" office:value="1203">
            <text:p>1203</text:p>
          </table:table-cell>
          <table:table-cell table:style-name="ce5" office:value-type="string">
            <text:p>3.707</text:p>
          </table:table-cell>
          <table:table-cell table:style-name="ce9" table:formula="of:=[.E33]/[.D33]" office:value-type="percentage" office:value="0.188134999416092">
            <text:p>18,813%</text:p>
          </table:table-cell>
          <table:table-cell table:number-columns-repeated="2"/>
          <table:table-cell table:style-name="ce12" table:formula="of:=IF(AND([.$A$4]=[.B33];[.$B$4]=[.C33]);[.H33];&quot;&quot;)">
            <text:p/>
          </table:table-cell>
          <table:table-cell table:style-name="ce12" table:formula="of:=IF(AND([.$A$5]=[.$B33];[.$B$5]=[.$C33]);[.$H33];&quot;&quot;)">
            <text:p/>
          </table:table-cell>
          <table:table-cell table:style-name="ce12" table:formula="of:=IF(AND([.$A$6]=[.$B33];[.$B$6]=[.$C33]);[.$H33];&quot;&quot;)" office:value-type="percentage" office:value="0.188134999416092">
            <text:p>18,81%</text:p>
          </table:table-cell>
          <table:table-cell table:style-name="ce12" table:formula="of:=IF(AND([.$A$7]=[.$B33];[.$B$7]=[.$C33]);[.$H33];&quot;&quot;)">
            <text:p/>
          </table:table-cell>
          <table:table-cell table:style-name="ce12" table:formula="of:=IF(AND([.$A$8]=[.$B33];[.$B$8]=[.$C33]);[.$H33];&quot;&quot;)">
            <text:p/>
          </table:table-cell>
          <table:table-cell table:style-name="ce12" table:formula="of:=IF(AND([.$A$9]=[.$B33];[.$B$9]=[.$C33]);[.$H33];&quot;&quot;)">
            <text:p/>
          </table:table-cell>
          <table:table-cell table:style-name="ce12" table:formula="of:=IF(AND([.$A$10]=[.$B33];[.$B$10]=[.$C33]);[.$H33];&quot;&quot;)">
            <text:p/>
          </table:table-cell>
          <table:table-cell table:style-name="ce12" table:formula="of:=IF(AND([.$A$11]=[.$B33];[.$B$11]=[.$C33]);[.$H33];&quot;&quot;)">
            <text:p/>
          </table:table-cell>
          <table:table-cell table:style-name="ce12" table:formula="of:=IF(AND([.$A$12]=[.$B33];[.$B$12]=[.$C33]);[.$H33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4315">
            <text:p>34315</text:p>
          </table:table-cell>
          <table:table-cell table:style-name="ce2" office:value-type="float" office:value="6254">
            <text:p>6254</text:p>
          </table:table-cell>
          <table:table-cell table:style-name="ce2" office:value-type="float" office:value="1206">
            <text:p>1206</text:p>
          </table:table-cell>
          <table:table-cell table:style-name="ce5" office:value-type="string">
            <text:p>4.470</text:p>
          </table:table-cell>
          <table:table-cell table:style-name="ce9" table:formula="of:=[.E34]/[.D34]" office:value-type="percentage" office:value="0.182252659186944">
            <text:p>18,225%</text:p>
          </table:table-cell>
          <table:table-cell table:number-columns-repeated="2"/>
          <table:table-cell table:style-name="ce12" table:formula="of:=IF(AND([.$A$4]=[.B34];[.$B$4]=[.C34]);[.H34];&quot;&quot;)" office:value-type="percentage" office:value="0.182252659186944">
            <text:p>18,23%</text:p>
          </table:table-cell>
          <table:table-cell table:style-name="ce12" table:formula="of:=IF(AND([.$A$5]=[.$B34];[.$B$5]=[.$C34]);[.$H34];&quot;&quot;)">
            <text:p/>
          </table:table-cell>
          <table:table-cell table:style-name="ce12" table:formula="of:=IF(AND([.$A$6]=[.$B34];[.$B$6]=[.$C34]);[.$H34];&quot;&quot;)">
            <text:p/>
          </table:table-cell>
          <table:table-cell table:style-name="ce12" table:formula="of:=IF(AND([.$A$7]=[.$B34];[.$B$7]=[.$C34]);[.$H34];&quot;&quot;)">
            <text:p/>
          </table:table-cell>
          <table:table-cell table:style-name="ce12" table:formula="of:=IF(AND([.$A$8]=[.$B34];[.$B$8]=[.$C34]);[.$H34];&quot;&quot;)">
            <text:p/>
          </table:table-cell>
          <table:table-cell table:style-name="ce12" table:formula="of:=IF(AND([.$A$9]=[.$B34];[.$B$9]=[.$C34]);[.$H34];&quot;&quot;)">
            <text:p/>
          </table:table-cell>
          <table:table-cell table:style-name="ce12" table:formula="of:=IF(AND([.$A$10]=[.$B34];[.$B$10]=[.$C34]);[.$H34];&quot;&quot;)">
            <text:p/>
          </table:table-cell>
          <table:table-cell table:style-name="ce12" table:formula="of:=IF(AND([.$A$11]=[.$B34];[.$B$11]=[.$C34]);[.$H34];&quot;&quot;)">
            <text:p/>
          </table:table-cell>
          <table:table-cell table:style-name="ce12" table:formula="of:=IF(AND([.$A$12]=[.$B34];[.$B$12]=[.$C34]);[.$H34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3063">
            <text:p>33063</text:p>
          </table:table-cell>
          <table:table-cell table:style-name="ce2" office:value-type="float" office:value="6183">
            <text:p>6183</text:p>
          </table:table-cell>
          <table:table-cell table:style-name="ce2" office:value-type="float" office:value="1239">
            <text:p>1239</text:p>
          </table:table-cell>
          <table:table-cell table:style-name="ce5" office:value-type="string">
            <text:p>7.99</text:p>
          </table:table-cell>
          <table:table-cell table:style-name="ce9" table:formula="of:=[.E35]/[.D35]" office:value-type="percentage" office:value="0.187006623718356">
            <text:p>18,701%</text:p>
          </table:table-cell>
          <table:table-cell table:number-columns-repeated="2"/>
          <table:table-cell table:style-name="ce12" table:formula="of:=IF(AND([.$A$4]=[.B35];[.$B$4]=[.C35]);[.H35];&quot;&quot;)">
            <text:p/>
          </table:table-cell>
          <table:table-cell table:style-name="ce12" table:formula="of:=IF(AND([.$A$5]=[.$B35];[.$B$5]=[.$C35]);[.$H35];&quot;&quot;)" office:value-type="percentage" office:value="0.187006623718356">
            <text:p>18,70%</text:p>
          </table:table-cell>
          <table:table-cell table:style-name="ce12" table:formula="of:=IF(AND([.$A$6]=[.$B35];[.$B$6]=[.$C35]);[.$H35];&quot;&quot;)">
            <text:p/>
          </table:table-cell>
          <table:table-cell table:style-name="ce12" table:formula="of:=IF(AND([.$A$7]=[.$B35];[.$B$7]=[.$C35]);[.$H35];&quot;&quot;)">
            <text:p/>
          </table:table-cell>
          <table:table-cell table:style-name="ce12" table:formula="of:=IF(AND([.$A$8]=[.$B35];[.$B$8]=[.$C35]);[.$H35];&quot;&quot;)">
            <text:p/>
          </table:table-cell>
          <table:table-cell table:style-name="ce12" table:formula="of:=IF(AND([.$A$9]=[.$B35];[.$B$9]=[.$C35]);[.$H35];&quot;&quot;)">
            <text:p/>
          </table:table-cell>
          <table:table-cell table:style-name="ce12" table:formula="of:=IF(AND([.$A$10]=[.$B35];[.$B$10]=[.$C35]);[.$H35];&quot;&quot;)">
            <text:p/>
          </table:table-cell>
          <table:table-cell table:style-name="ce12" table:formula="of:=IF(AND([.$A$11]=[.$B35];[.$B$11]=[.$C35]);[.$H35];&quot;&quot;)">
            <text:p/>
          </table:table-cell>
          <table:table-cell table:style-name="ce12" table:formula="of:=IF(AND([.$A$12]=[.$B35];[.$B$12]=[.$C35]);[.$H35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3499">
            <text:p>33499</text:p>
          </table:table-cell>
          <table:table-cell table:style-name="ce2" office:value-type="float" office:value="6667">
            <text:p>6667</text:p>
          </table:table-cell>
          <table:table-cell table:style-name="ce2" office:value-type="float" office:value="1293">
            <text:p>1293</text:p>
          </table:table-cell>
          <table:table-cell table:style-name="ce5" office:value-type="string">
            <text:p>3.292</text:p>
          </table:table-cell>
          <table:table-cell table:style-name="ce9" table:formula="of:=[.E36]/[.D36]" office:value-type="percentage" office:value="0.199020866294516">
            <text:p>19,902%</text:p>
          </table:table-cell>
          <table:table-cell table:number-columns-repeated="2"/>
          <table:table-cell table:style-name="ce12" table:formula="of:=IF(AND([.$A$4]=[.B36];[.$B$4]=[.C36]);[.H36];&quot;&quot;)">
            <text:p/>
          </table:table-cell>
          <table:table-cell table:style-name="ce12" table:formula="of:=IF(AND([.$A$5]=[.$B36];[.$B$5]=[.$C36]);[.$H36];&quot;&quot;)">
            <text:p/>
          </table:table-cell>
          <table:table-cell table:style-name="ce12" table:formula="of:=IF(AND([.$A$6]=[.$B36];[.$B$6]=[.$C36]);[.$H36];&quot;&quot;)" office:value-type="percentage" office:value="0.199020866294516">
            <text:p>19,90%</text:p>
          </table:table-cell>
          <table:table-cell table:style-name="ce12" table:formula="of:=IF(AND([.$A$7]=[.$B36];[.$B$7]=[.$C36]);[.$H36];&quot;&quot;)">
            <text:p/>
          </table:table-cell>
          <table:table-cell table:style-name="ce12" table:formula="of:=IF(AND([.$A$8]=[.$B36];[.$B$8]=[.$C36]);[.$H36];&quot;&quot;)">
            <text:p/>
          </table:table-cell>
          <table:table-cell table:style-name="ce12" table:formula="of:=IF(AND([.$A$9]=[.$B36];[.$B$9]=[.$C36]);[.$H36];&quot;&quot;)">
            <text:p/>
          </table:table-cell>
          <table:table-cell table:style-name="ce12" table:formula="of:=IF(AND([.$A$10]=[.$B36];[.$B$10]=[.$C36]);[.$H36];&quot;&quot;)">
            <text:p/>
          </table:table-cell>
          <table:table-cell table:style-name="ce12" table:formula="of:=IF(AND([.$A$11]=[.$B36];[.$B$11]=[.$C36]);[.$H36];&quot;&quot;)">
            <text:p/>
          </table:table-cell>
          <table:table-cell table:style-name="ce12" table:formula="of:=IF(AND([.$A$12]=[.$B36];[.$B$12]=[.$C36]);[.$H36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5413">
            <text:p>35413</text:p>
          </table:table-cell>
          <table:table-cell table:style-name="ce2" office:value-type="float" office:value="6486">
            <text:p>6486</text:p>
          </table:table-cell>
          <table:table-cell table:style-name="ce2" office:value-type="float" office:value="1380">
            <text:p>1380</text:p>
          </table:table-cell>
          <table:table-cell table:style-name="ce5" office:value-type="string">
            <text:p>4.158</text:p>
          </table:table-cell>
          <table:table-cell table:style-name="ce9" table:formula="of:=[.E37]/[.D37]" office:value-type="percentage" office:value="0.18315307937763">
            <text:p>18,315%</text:p>
          </table:table-cell>
          <table:table-cell table:number-columns-repeated="2"/>
          <table:table-cell table:style-name="ce12" table:formula="of:=IF(AND([.$A$4]=[.B37];[.$B$4]=[.C37]);[.H37];&quot;&quot;)" office:value-type="percentage" office:value="0.18315307937763">
            <text:p>18,32%</text:p>
          </table:table-cell>
          <table:table-cell table:style-name="ce12" table:formula="of:=IF(AND([.$A$5]=[.$B37];[.$B$5]=[.$C37]);[.$H37];&quot;&quot;)">
            <text:p/>
          </table:table-cell>
          <table:table-cell table:style-name="ce12" table:formula="of:=IF(AND([.$A$6]=[.$B37];[.$B$6]=[.$C37]);[.$H37];&quot;&quot;)">
            <text:p/>
          </table:table-cell>
          <table:table-cell table:style-name="ce12" table:formula="of:=IF(AND([.$A$7]=[.$B37];[.$B$7]=[.$C37]);[.$H37];&quot;&quot;)">
            <text:p/>
          </table:table-cell>
          <table:table-cell table:style-name="ce12" table:formula="of:=IF(AND([.$A$8]=[.$B37];[.$B$8]=[.$C37]);[.$H37];&quot;&quot;)">
            <text:p/>
          </table:table-cell>
          <table:table-cell table:style-name="ce12" table:formula="of:=IF(AND([.$A$9]=[.$B37];[.$B$9]=[.$C37]);[.$H37];&quot;&quot;)">
            <text:p/>
          </table:table-cell>
          <table:table-cell table:style-name="ce12" table:formula="of:=IF(AND([.$A$10]=[.$B37];[.$B$10]=[.$C37]);[.$H37];&quot;&quot;)">
            <text:p/>
          </table:table-cell>
          <table:table-cell table:style-name="ce12" table:formula="of:=IF(AND([.$A$11]=[.$B37];[.$B$11]=[.$C37]);[.$H37];&quot;&quot;)">
            <text:p/>
          </table:table-cell>
          <table:table-cell table:style-name="ce12" table:formula="of:=IF(AND([.$A$12]=[.$B37];[.$B$12]=[.$C37]);[.$H37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5312">
            <text:p>35312</text:p>
          </table:table-cell>
          <table:table-cell table:style-name="ce2" office:value-type="float" office:value="7269">
            <text:p>7269</text:p>
          </table:table-cell>
          <table:table-cell table:style-name="ce2" office:value-type="float" office:value="1301">
            <text:p>1301</text:p>
          </table:table-cell>
          <table:table-cell table:style-name="ce5" office:value-type="string">
            <text:p>3.843</text:p>
          </table:table-cell>
          <table:table-cell table:style-name="ce9" table:formula="of:=[.E38]/[.D38]" office:value-type="percentage" office:value="0.205850702310829">
            <text:p>20,585%</text:p>
          </table:table-cell>
          <table:table-cell table:number-columns-repeated="2"/>
          <table:table-cell table:style-name="ce12" table:formula="of:=IF(AND([.$A$4]=[.B38];[.$B$4]=[.C38]);[.H38];&quot;&quot;)">
            <text:p/>
          </table:table-cell>
          <table:table-cell table:style-name="ce12" table:formula="of:=IF(AND([.$A$5]=[.$B38];[.$B$5]=[.$C38]);[.$H38];&quot;&quot;)" office:value-type="percentage" office:value="0.205850702310829">
            <text:p>20,59%</text:p>
          </table:table-cell>
          <table:table-cell table:style-name="ce12" table:formula="of:=IF(AND([.$A$6]=[.$B38];[.$B$6]=[.$C38]);[.$H38];&quot;&quot;)">
            <text:p/>
          </table:table-cell>
          <table:table-cell table:style-name="ce12" table:formula="of:=IF(AND([.$A$7]=[.$B38];[.$B$7]=[.$C38]);[.$H38];&quot;&quot;)">
            <text:p/>
          </table:table-cell>
          <table:table-cell table:style-name="ce12" table:formula="of:=IF(AND([.$A$8]=[.$B38];[.$B$8]=[.$C38]);[.$H38];&quot;&quot;)">
            <text:p/>
          </table:table-cell>
          <table:table-cell table:style-name="ce12" table:formula="of:=IF(AND([.$A$9]=[.$B38];[.$B$9]=[.$C38]);[.$H38];&quot;&quot;)">
            <text:p/>
          </table:table-cell>
          <table:table-cell table:style-name="ce12" table:formula="of:=IF(AND([.$A$10]=[.$B38];[.$B$10]=[.$C38]);[.$H38];&quot;&quot;)">
            <text:p/>
          </table:table-cell>
          <table:table-cell table:style-name="ce12" table:formula="of:=IF(AND([.$A$11]=[.$B38];[.$B$11]=[.$C38]);[.$H38];&quot;&quot;)">
            <text:p/>
          </table:table-cell>
          <table:table-cell table:style-name="ce12" table:formula="of:=IF(AND([.$A$12]=[.$B38];[.$B$12]=[.$C38]);[.$H38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4230">
            <text:p>34230</text:p>
          </table:table-cell>
          <table:table-cell table:style-name="ce2" office:value-type="float" office:value="6677">
            <text:p>6677</text:p>
          </table:table-cell>
          <table:table-cell table:style-name="ce2" office:value-type="float" office:value="1252">
            <text:p>1252</text:p>
          </table:table-cell>
          <table:table-cell table:style-name="ce5" office:value-type="string">
            <text:p>3.717</text:p>
          </table:table-cell>
          <table:table-cell table:style-name="ce9" table:formula="of:=[.E39]/[.D39]" office:value-type="percentage" office:value="0.195062810400234">
            <text:p>19,506%</text:p>
          </table:table-cell>
          <table:table-cell table:number-columns-repeated="2"/>
          <table:table-cell table:style-name="ce12" table:formula="of:=IF(AND([.$A$4]=[.B39];[.$B$4]=[.C39]);[.H39];&quot;&quot;)">
            <text:p/>
          </table:table-cell>
          <table:table-cell table:style-name="ce12" table:formula="of:=IF(AND([.$A$5]=[.$B39];[.$B$5]=[.$C39]);[.$H39];&quot;&quot;)">
            <text:p/>
          </table:table-cell>
          <table:table-cell table:style-name="ce12" table:formula="of:=IF(AND([.$A$6]=[.$B39];[.$B$6]=[.$C39]);[.$H39];&quot;&quot;)" office:value-type="percentage" office:value="0.195062810400234">
            <text:p>19,51%</text:p>
          </table:table-cell>
          <table:table-cell table:style-name="ce12" table:formula="of:=IF(AND([.$A$7]=[.$B39];[.$B$7]=[.$C39]);[.$H39];&quot;&quot;)">
            <text:p/>
          </table:table-cell>
          <table:table-cell table:style-name="ce12" table:formula="of:=IF(AND([.$A$8]=[.$B39];[.$B$8]=[.$C39]);[.$H39];&quot;&quot;)">
            <text:p/>
          </table:table-cell>
          <table:table-cell table:style-name="ce12" table:formula="of:=IF(AND([.$A$9]=[.$B39];[.$B$9]=[.$C39]);[.$H39];&quot;&quot;)">
            <text:p/>
          </table:table-cell>
          <table:table-cell table:style-name="ce12" table:formula="of:=IF(AND([.$A$10]=[.$B39];[.$B$10]=[.$C39]);[.$H39];&quot;&quot;)">
            <text:p/>
          </table:table-cell>
          <table:table-cell table:style-name="ce12" table:formula="of:=IF(AND([.$A$11]=[.$B39];[.$B$11]=[.$C39]);[.$H39];&quot;&quot;)">
            <text:p/>
          </table:table-cell>
          <table:table-cell table:style-name="ce12" table:formula="of:=IF(AND([.$A$12]=[.$B39];[.$B$12]=[.$C39]);[.$H39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4057">
            <text:p>34057</text:p>
          </table:table-cell>
          <table:table-cell table:style-name="ce2" office:value-type="float" office:value="5814">
            <text:p>5814</text:p>
          </table:table-cell>
          <table:table-cell table:style-name="ce2" office:value-type="float" office:value="1385">
            <text:p>1385</text:p>
          </table:table-cell>
          <table:table-cell table:style-name="ce5" office:value-type="string">
            <text:p>5.351</text:p>
          </table:table-cell>
          <table:table-cell table:style-name="ce9" table:formula="of:=[.E40]/[.D40]" office:value-type="percentage" office:value="0.170713803329712">
            <text:p>17,071%</text:p>
          </table:table-cell>
          <table:table-cell table:number-columns-repeated="2"/>
          <table:table-cell table:style-name="ce12" table:formula="of:=IF(AND([.$A$4]=[.B40];[.$B$4]=[.C40]);[.H40];&quot;&quot;)" office:value-type="percentage" office:value="0.170713803329712">
            <text:p>17,07%</text:p>
          </table:table-cell>
          <table:table-cell table:style-name="ce12" table:formula="of:=IF(AND([.$A$5]=[.$B40];[.$B$5]=[.$C40]);[.$H40];&quot;&quot;)">
            <text:p/>
          </table:table-cell>
          <table:table-cell table:style-name="ce12" table:formula="of:=IF(AND([.$A$6]=[.$B40];[.$B$6]=[.$C40]);[.$H40];&quot;&quot;)">
            <text:p/>
          </table:table-cell>
          <table:table-cell table:style-name="ce12" table:formula="of:=IF(AND([.$A$7]=[.$B40];[.$B$7]=[.$C40]);[.$H40];&quot;&quot;)">
            <text:p/>
          </table:table-cell>
          <table:table-cell table:style-name="ce12" table:formula="of:=IF(AND([.$A$8]=[.$B40];[.$B$8]=[.$C40]);[.$H40];&quot;&quot;)">
            <text:p/>
          </table:table-cell>
          <table:table-cell table:style-name="ce12" table:formula="of:=IF(AND([.$A$9]=[.$B40];[.$B$9]=[.$C40]);[.$H40];&quot;&quot;)">
            <text:p/>
          </table:table-cell>
          <table:table-cell table:style-name="ce12" table:formula="of:=IF(AND([.$A$10]=[.$B40];[.$B$10]=[.$C40]);[.$H40];&quot;&quot;)">
            <text:p/>
          </table:table-cell>
          <table:table-cell table:style-name="ce12" table:formula="of:=IF(AND([.$A$11]=[.$B40];[.$B$11]=[.$C40]);[.$H40];&quot;&quot;)">
            <text:p/>
          </table:table-cell>
          <table:table-cell table:style-name="ce12" table:formula="of:=IF(AND([.$A$12]=[.$B40];[.$B$12]=[.$C40]);[.$H40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4009">
            <text:p>34009</text:p>
          </table:table-cell>
          <table:table-cell table:style-name="ce2" office:value-type="float" office:value="6579">
            <text:p>6579</text:p>
          </table:table-cell>
          <table:table-cell table:style-name="ce2" office:value-type="float" office:value="1115">
            <text:p>1115</text:p>
          </table:table-cell>
          <table:table-cell table:style-name="ce5" office:value-type="string">
            <text:p>3.838</text:p>
          </table:table-cell>
          <table:table-cell table:style-name="ce9" table:formula="of:=[.E41]/[.D41]" office:value-type="percentage" office:value="0.193448792966568">
            <text:p>19,345%</text:p>
          </table:table-cell>
          <table:table-cell table:number-columns-repeated="2"/>
          <table:table-cell table:style-name="ce12" table:formula="of:=IF(AND([.$A$4]=[.B41];[.$B$4]=[.C41]);[.H41];&quot;&quot;)">
            <text:p/>
          </table:table-cell>
          <table:table-cell table:style-name="ce12" table:formula="of:=IF(AND([.$A$5]=[.$B41];[.$B$5]=[.$C41]);[.$H41];&quot;&quot;)" office:value-type="percentage" office:value="0.193448792966568">
            <text:p>19,34%</text:p>
          </table:table-cell>
          <table:table-cell table:style-name="ce12" table:formula="of:=IF(AND([.$A$6]=[.$B41];[.$B$6]=[.$C41]);[.$H41];&quot;&quot;)">
            <text:p/>
          </table:table-cell>
          <table:table-cell table:style-name="ce12" table:formula="of:=IF(AND([.$A$7]=[.$B41];[.$B$7]=[.$C41]);[.$H41];&quot;&quot;)">
            <text:p/>
          </table:table-cell>
          <table:table-cell table:style-name="ce12" table:formula="of:=IF(AND([.$A$8]=[.$B41];[.$B$8]=[.$C41]);[.$H41];&quot;&quot;)">
            <text:p/>
          </table:table-cell>
          <table:table-cell table:style-name="ce12" table:formula="of:=IF(AND([.$A$9]=[.$B41];[.$B$9]=[.$C41]);[.$H41];&quot;&quot;)">
            <text:p/>
          </table:table-cell>
          <table:table-cell table:style-name="ce12" table:formula="of:=IF(AND([.$A$10]=[.$B41];[.$B$10]=[.$C41]);[.$H41];&quot;&quot;)">
            <text:p/>
          </table:table-cell>
          <table:table-cell table:style-name="ce12" table:formula="of:=IF(AND([.$A$11]=[.$B41];[.$B$11]=[.$C41]);[.$H41];&quot;&quot;)">
            <text:p/>
          </table:table-cell>
          <table:table-cell table:style-name="ce12" table:formula="of:=IF(AND([.$A$12]=[.$B41];[.$B$12]=[.$C41]);[.$H41];&quot;&quot;)">
            <text:p/>
          </table:table-cell>
          <table:table-cell/>
        </table:table-row>
        <table:table-row table:style-name="ro1">
          <table:table-cell table:style-name="ce2" office:value-type="string">
            <text:p>a28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4558">
            <text:p>34558</text:p>
          </table:table-cell>
          <table:table-cell table:style-name="ce2" office:value-type="float" office:value="6891">
            <text:p>6891</text:p>
          </table:table-cell>
          <table:table-cell table:style-name="ce2" office:value-type="float" office:value="1142">
            <text:p>1142</text:p>
          </table:table-cell>
          <table:table-cell table:style-name="ce5" office:value-type="string">
            <text:p>2.887</text:p>
          </table:table-cell>
          <table:table-cell table:style-name="ce9" table:formula="of:=[.E42]/[.D42]" office:value-type="percentage" office:value="0.199403900688697">
            <text:p>19,940%</text:p>
          </table:table-cell>
          <table:table-cell table:number-columns-repeated="2"/>
          <table:table-cell table:style-name="ce12" table:formula="of:=IF(AND([.$A$4]=[.B42];[.$B$4]=[.C42]);[.H42];&quot;&quot;)">
            <text:p/>
          </table:table-cell>
          <table:table-cell table:style-name="ce12" table:formula="of:=IF(AND([.$A$5]=[.$B42];[.$B$5]=[.$C42]);[.$H42];&quot;&quot;)">
            <text:p/>
          </table:table-cell>
          <table:table-cell table:style-name="ce12" table:formula="of:=IF(AND([.$A$6]=[.$B42];[.$B$6]=[.$C42]);[.$H42];&quot;&quot;)" office:value-type="percentage" office:value="0.199403900688697">
            <text:p>19,94%</text:p>
          </table:table-cell>
          <table:table-cell table:style-name="ce12" table:formula="of:=IF(AND([.$A$7]=[.$B42];[.$B$7]=[.$C42]);[.$H42];&quot;&quot;)">
            <text:p/>
          </table:table-cell>
          <table:table-cell table:style-name="ce12" table:formula="of:=IF(AND([.$A$8]=[.$B42];[.$B$8]=[.$C42]);[.$H42];&quot;&quot;)">
            <text:p/>
          </table:table-cell>
          <table:table-cell table:style-name="ce12" table:formula="of:=IF(AND([.$A$9]=[.$B42];[.$B$9]=[.$C42]);[.$H42];&quot;&quot;)">
            <text:p/>
          </table:table-cell>
          <table:table-cell table:style-name="ce12" table:formula="of:=IF(AND([.$A$10]=[.$B42];[.$B$10]=[.$C42]);[.$H42];&quot;&quot;)">
            <text:p/>
          </table:table-cell>
          <table:table-cell table:style-name="ce12" table:formula="of:=IF(AND([.$A$11]=[.$B42];[.$B$11]=[.$C42]);[.$H42];&quot;&quot;)">
            <text:p/>
          </table:table-cell>
          <table:table-cell table:style-name="ce12" table:formula="of:=IF(AND([.$A$12]=[.$B42];[.$B$12]=[.$C42]);[.$H42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75547">
            <text:p>175547</text:p>
          </table:table-cell>
          <table:table-cell table:style-name="ce2" office:value-type="float" office:value="56203">
            <text:p>56203</text:p>
          </table:table-cell>
          <table:table-cell table:style-name="ce2" office:value-type="float" office:value="118">
            <text:p>118</text:p>
          </table:table-cell>
          <table:table-cell table:style-name="ce6" office:value-type="string">
            <text:p>0.108</text:p>
          </table:table-cell>
          <table:table-cell table:style-name="ce9" table:formula="of:=[.E43]/[.D43]" office:value-type="percentage" office:value="0.320159273584852">
            <text:p>32,016%</text:p>
          </table:table-cell>
          <table:table-cell table:number-columns-repeated="2"/>
          <table:table-cell table:style-name="ce12" table:formula="of:=IF(AND([.$A$4]=[.B43];[.$B$4]=[.C43]);[.H43];&quot;&quot;)" office:value-type="percentage" office:value="0.320159273584852">
            <text:p>32,02%</text:p>
          </table:table-cell>
          <table:table-cell table:style-name="ce12" table:formula="of:=IF(AND([.$A$5]=[.$B43];[.$B$5]=[.$C43]);[.$H43];&quot;&quot;)">
            <text:p/>
          </table:table-cell>
          <table:table-cell table:style-name="ce12" table:formula="of:=IF(AND([.$A$6]=[.$B43];[.$B$6]=[.$C43]);[.$H43];&quot;&quot;)">
            <text:p/>
          </table:table-cell>
          <table:table-cell table:style-name="ce12" table:formula="of:=IF(AND([.$A$7]=[.$B43];[.$B$7]=[.$C43]);[.$H43];&quot;&quot;)">
            <text:p/>
          </table:table-cell>
          <table:table-cell table:style-name="ce12" table:formula="of:=IF(AND([.$A$8]=[.$B43];[.$B$8]=[.$C43]);[.$H43];&quot;&quot;)">
            <text:p/>
          </table:table-cell>
          <table:table-cell table:style-name="ce12" table:formula="of:=IF(AND([.$A$9]=[.$B43];[.$B$9]=[.$C43]);[.$H43];&quot;&quot;)">
            <text:p/>
          </table:table-cell>
          <table:table-cell table:style-name="ce12" table:formula="of:=IF(AND([.$A$10]=[.$B43];[.$B$10]=[.$C43]);[.$H43];&quot;&quot;)">
            <text:p/>
          </table:table-cell>
          <table:table-cell table:style-name="ce12" table:formula="of:=IF(AND([.$A$11]=[.$B43];[.$B$11]=[.$C43]);[.$H43];&quot;&quot;)">
            <text:p/>
          </table:table-cell>
          <table:table-cell table:style-name="ce12" table:formula="of:=IF(AND([.$A$12]=[.$B43];[.$B$12]=[.$C43]);[.$H43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65756">
            <text:p>165756</text:p>
          </table:table-cell>
          <table:table-cell table:style-name="ce2" office:value-type="float" office:value="50504">
            <text:p>50504</text:p>
          </table:table-cell>
          <table:table-cell table:style-name="ce2" office:value-type="float" office:value="115">
            <text:p>115</text:p>
          </table:table-cell>
          <table:table-cell table:style-name="ce6" office:value-type="string">
            <text:p>0.83</text:p>
          </table:table-cell>
          <table:table-cell table:style-name="ce9" table:formula="of:=[.E44]/[.D44]" office:value-type="percentage" office:value="0.3046888197109">
            <text:p>30,469%</text:p>
          </table:table-cell>
          <table:table-cell table:number-columns-repeated="2"/>
          <table:table-cell table:style-name="ce12" table:formula="of:=IF(AND([.$A$4]=[.B44];[.$B$4]=[.C44]);[.H44];&quot;&quot;)">
            <text:p/>
          </table:table-cell>
          <table:table-cell table:style-name="ce12" table:formula="of:=IF(AND([.$A$5]=[.$B44];[.$B$5]=[.$C44]);[.$H44];&quot;&quot;)" office:value-type="percentage" office:value="0.3046888197109">
            <text:p>30,47%</text:p>
          </table:table-cell>
          <table:table-cell table:style-name="ce12" table:formula="of:=IF(AND([.$A$6]=[.$B44];[.$B$6]=[.$C44]);[.$H44];&quot;&quot;)">
            <text:p/>
          </table:table-cell>
          <table:table-cell table:style-name="ce12" table:formula="of:=IF(AND([.$A$7]=[.$B44];[.$B$7]=[.$C44]);[.$H44];&quot;&quot;)">
            <text:p/>
          </table:table-cell>
          <table:table-cell table:style-name="ce12" table:formula="of:=IF(AND([.$A$8]=[.$B44];[.$B$8]=[.$C44]);[.$H44];&quot;&quot;)">
            <text:p/>
          </table:table-cell>
          <table:table-cell table:style-name="ce12" table:formula="of:=IF(AND([.$A$9]=[.$B44];[.$B$9]=[.$C44]);[.$H44];&quot;&quot;)">
            <text:p/>
          </table:table-cell>
          <table:table-cell table:style-name="ce12" table:formula="of:=IF(AND([.$A$10]=[.$B44];[.$B$10]=[.$C44]);[.$H44];&quot;&quot;)">
            <text:p/>
          </table:table-cell>
          <table:table-cell table:style-name="ce12" table:formula="of:=IF(AND([.$A$11]=[.$B44];[.$B$11]=[.$C44]);[.$H44];&quot;&quot;)">
            <text:p/>
          </table:table-cell>
          <table:table-cell table:style-name="ce12" table:formula="of:=IF(AND([.$A$12]=[.$B44];[.$B$12]=[.$C44]);[.$H44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61776">
            <text:p>161776</text:p>
          </table:table-cell>
          <table:table-cell table:style-name="ce2" office:value-type="float" office:value="53048">
            <text:p>53048</text:p>
          </table:table-cell>
          <table:table-cell table:style-name="ce2" office:value-type="float" office:value="106">
            <text:p>106</text:p>
          </table:table-cell>
          <table:table-cell table:style-name="ce6" office:value-type="string">
            <text:p>0.103</text:p>
          </table:table-cell>
          <table:table-cell table:style-name="ce9" table:formula="of:=[.E45]/[.D45]" office:value-type="percentage" office:value="0.32791019681535">
            <text:p>32,791%</text:p>
          </table:table-cell>
          <table:table-cell table:number-columns-repeated="2"/>
          <table:table-cell table:style-name="ce12" table:formula="of:=IF(AND([.$A$4]=[.B45];[.$B$4]=[.C45]);[.H45];&quot;&quot;)">
            <text:p/>
          </table:table-cell>
          <table:table-cell table:style-name="ce12" table:formula="of:=IF(AND([.$A$5]=[.$B45];[.$B$5]=[.$C45]);[.$H45];&quot;&quot;)">
            <text:p/>
          </table:table-cell>
          <table:table-cell table:style-name="ce12" table:formula="of:=IF(AND([.$A$6]=[.$B45];[.$B$6]=[.$C45]);[.$H45];&quot;&quot;)" office:value-type="percentage" office:value="0.32791019681535">
            <text:p>32,79%</text:p>
          </table:table-cell>
          <table:table-cell table:style-name="ce12" table:formula="of:=IF(AND([.$A$7]=[.$B45];[.$B$7]=[.$C45]);[.$H45];&quot;&quot;)">
            <text:p/>
          </table:table-cell>
          <table:table-cell table:style-name="ce12" table:formula="of:=IF(AND([.$A$8]=[.$B45];[.$B$8]=[.$C45]);[.$H45];&quot;&quot;)">
            <text:p/>
          </table:table-cell>
          <table:table-cell table:style-name="ce12" table:formula="of:=IF(AND([.$A$9]=[.$B45];[.$B$9]=[.$C45]);[.$H45];&quot;&quot;)">
            <text:p/>
          </table:table-cell>
          <table:table-cell table:style-name="ce12" table:formula="of:=IF(AND([.$A$10]=[.$B45];[.$B$10]=[.$C45]);[.$H45];&quot;&quot;)">
            <text:p/>
          </table:table-cell>
          <table:table-cell table:style-name="ce12" table:formula="of:=IF(AND([.$A$11]=[.$B45];[.$B$11]=[.$C45]);[.$H45];&quot;&quot;)">
            <text:p/>
          </table:table-cell>
          <table:table-cell table:style-name="ce12" table:formula="of:=IF(AND([.$A$12]=[.$B45];[.$B$12]=[.$C45]);[.$H45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68150">
            <text:p>168150</text:p>
          </table:table-cell>
          <table:table-cell table:style-name="ce2" office:value-type="float" office:value="52348">
            <text:p>52348</text:p>
          </table:table-cell>
          <table:table-cell table:style-name="ce2" office:value-type="float" office:value="136">
            <text:p>136</text:p>
          </table:table-cell>
          <table:table-cell table:style-name="ce2" office:value-type="string">
            <text:p>0.152</text:p>
          </table:table-cell>
          <table:table-cell table:style-name="ce9" table:formula="of:=[.E46]/[.D46]" office:value-type="percentage" office:value="0.311317276241451">
            <text:p>31,132%</text:p>
          </table:table-cell>
          <table:table-cell table:style-name="ce10" table:number-columns-repeated="2"/>
          <table:table-cell table:style-name="ce12" table:formula="of:=IF(AND([.$A$4]=[.B46];[.$B$4]=[.C46]);[.H46];&quot;&quot;)" office:value-type="percentage" office:value="0.311317276241451">
            <text:p>31,13%</text:p>
          </table:table-cell>
          <table:table-cell table:style-name="ce12" table:formula="of:=IF(AND([.$A$5]=[.$B46];[.$B$5]=[.$C46]);[.$H46];&quot;&quot;)">
            <text:p/>
          </table:table-cell>
          <table:table-cell table:style-name="ce12" table:formula="of:=IF(AND([.$A$6]=[.$B46];[.$B$6]=[.$C46]);[.$H46];&quot;&quot;)">
            <text:p/>
          </table:table-cell>
          <table:table-cell table:style-name="ce12" table:formula="of:=IF(AND([.$A$7]=[.$B46];[.$B$7]=[.$C46]);[.$H46];&quot;&quot;)">
            <text:p/>
          </table:table-cell>
          <table:table-cell table:style-name="ce12" table:formula="of:=IF(AND([.$A$8]=[.$B46];[.$B$8]=[.$C46]);[.$H46];&quot;&quot;)">
            <text:p/>
          </table:table-cell>
          <table:table-cell table:style-name="ce12" table:formula="of:=IF(AND([.$A$9]=[.$B46];[.$B$9]=[.$C46]);[.$H46];&quot;&quot;)">
            <text:p/>
          </table:table-cell>
          <table:table-cell table:style-name="ce12" table:formula="of:=IF(AND([.$A$10]=[.$B46];[.$B$10]=[.$C46]);[.$H46];&quot;&quot;)">
            <text:p/>
          </table:table-cell>
          <table:table-cell table:style-name="ce12" table:formula="of:=IF(AND([.$A$11]=[.$B46];[.$B$11]=[.$C46]);[.$H46];&quot;&quot;)">
            <text:p/>
          </table:table-cell>
          <table:table-cell table:style-name="ce12" table:formula="of:=IF(AND([.$A$12]=[.$B46];[.$B$12]=[.$C46]);[.$H46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40433">
            <text:p>140433</text:p>
          </table:table-cell>
          <table:table-cell table:style-name="ce2" office:value-type="float" office:value="46287">
            <text:p>46287</text:p>
          </table:table-cell>
          <table:table-cell table:style-name="ce2" office:value-type="float" office:value="116">
            <text:p>116</text:p>
          </table:table-cell>
          <table:table-cell table:style-name="ce2" office:value-type="string">
            <text:p>0.125</text:p>
          </table:table-cell>
          <table:table-cell table:style-name="ce9" table:formula="of:=[.E47]/[.D47]" office:value-type="percentage" office:value="0.329602016620025">
            <text:p>32,960%</text:p>
          </table:table-cell>
          <table:table-cell table:style-name="ce10" table:number-columns-repeated="2"/>
          <table:table-cell table:style-name="ce12" table:formula="of:=IF(AND([.$A$4]=[.B47];[.$B$4]=[.C47]);[.H47];&quot;&quot;)">
            <text:p/>
          </table:table-cell>
          <table:table-cell table:style-name="ce12" table:formula="of:=IF(AND([.$A$5]=[.$B47];[.$B$5]=[.$C47]);[.$H47];&quot;&quot;)" office:value-type="percentage" office:value="0.329602016620025">
            <text:p>32,96%</text:p>
          </table:table-cell>
          <table:table-cell table:style-name="ce12" table:formula="of:=IF(AND([.$A$6]=[.$B47];[.$B$6]=[.$C47]);[.$H47];&quot;&quot;)">
            <text:p/>
          </table:table-cell>
          <table:table-cell table:style-name="ce12" table:formula="of:=IF(AND([.$A$7]=[.$B47];[.$B$7]=[.$C47]);[.$H47];&quot;&quot;)">
            <text:p/>
          </table:table-cell>
          <table:table-cell table:style-name="ce12" table:formula="of:=IF(AND([.$A$8]=[.$B47];[.$B$8]=[.$C47]);[.$H47];&quot;&quot;)">
            <text:p/>
          </table:table-cell>
          <table:table-cell table:style-name="ce12" table:formula="of:=IF(AND([.$A$9]=[.$B47];[.$B$9]=[.$C47]);[.$H47];&quot;&quot;)">
            <text:p/>
          </table:table-cell>
          <table:table-cell table:style-name="ce12" table:formula="of:=IF(AND([.$A$10]=[.$B47];[.$B$10]=[.$C47]);[.$H47];&quot;&quot;)">
            <text:p/>
          </table:table-cell>
          <table:table-cell table:style-name="ce12" table:formula="of:=IF(AND([.$A$11]=[.$B47];[.$B$11]=[.$C47]);[.$H47];&quot;&quot;)">
            <text:p/>
          </table:table-cell>
          <table:table-cell table:style-name="ce12" table:formula="of:=IF(AND([.$A$12]=[.$B47];[.$B$12]=[.$C47]);[.$H47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58662">
            <text:p>158662</text:p>
          </table:table-cell>
          <table:table-cell table:style-name="ce2" office:value-type="float" office:value="48278">
            <text:p>48278</text:p>
          </table:table-cell>
          <table:table-cell table:style-name="ce2" office:value-type="float" office:value="151">
            <text:p>151</text:p>
          </table:table-cell>
          <table:table-cell table:style-name="ce2" office:value-type="string">
            <text:p>0.125</text:p>
          </table:table-cell>
          <table:table-cell table:style-name="ce9" table:formula="of:=[.E48]/[.D48]" office:value-type="percentage" office:value="0.304282058716013">
            <text:p>30,428%</text:p>
          </table:table-cell>
          <table:table-cell table:style-name="ce10" table:number-columns-repeated="2"/>
          <table:table-cell table:style-name="ce12" table:formula="of:=IF(AND([.$A$4]=[.B48];[.$B$4]=[.C48]);[.H48];&quot;&quot;)">
            <text:p/>
          </table:table-cell>
          <table:table-cell table:style-name="ce12" table:formula="of:=IF(AND([.$A$5]=[.$B48];[.$B$5]=[.$C48]);[.$H48];&quot;&quot;)">
            <text:p/>
          </table:table-cell>
          <table:table-cell table:style-name="ce12" table:formula="of:=IF(AND([.$A$6]=[.$B48];[.$B$6]=[.$C48]);[.$H48];&quot;&quot;)" office:value-type="percentage" office:value="0.304282058716013">
            <text:p>30,43%</text:p>
          </table:table-cell>
          <table:table-cell table:style-name="ce12" table:formula="of:=IF(AND([.$A$7]=[.$B48];[.$B$7]=[.$C48]);[.$H48];&quot;&quot;)">
            <text:p/>
          </table:table-cell>
          <table:table-cell table:style-name="ce12" table:formula="of:=IF(AND([.$A$8]=[.$B48];[.$B$8]=[.$C48]);[.$H48];&quot;&quot;)">
            <text:p/>
          </table:table-cell>
          <table:table-cell table:style-name="ce12" table:formula="of:=IF(AND([.$A$9]=[.$B48];[.$B$9]=[.$C48]);[.$H48];&quot;&quot;)">
            <text:p/>
          </table:table-cell>
          <table:table-cell table:style-name="ce12" table:formula="of:=IF(AND([.$A$10]=[.$B48];[.$B$10]=[.$C48]);[.$H48];&quot;&quot;)">
            <text:p/>
          </table:table-cell>
          <table:table-cell table:style-name="ce12" table:formula="of:=IF(AND([.$A$11]=[.$B48];[.$B$11]=[.$C48]);[.$H48];&quot;&quot;)">
            <text:p/>
          </table:table-cell>
          <table:table-cell table:style-name="ce12" table:formula="of:=IF(AND([.$A$12]=[.$B48];[.$B$12]=[.$C48]);[.$H48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74493">
            <text:p>174493</text:p>
          </table:table-cell>
          <table:table-cell table:style-name="ce2" office:value-type="float" office:value="50813">
            <text:p>50813</text:p>
          </table:table-cell>
          <table:table-cell table:style-name="ce2" office:value-type="float" office:value="149">
            <text:p>149</text:p>
          </table:table-cell>
          <table:table-cell table:style-name="ce2" office:value-type="string">
            <text:p>0.107</text:p>
          </table:table-cell>
          <table:table-cell table:style-name="ce9" table:formula="of:=[.E49]/[.D49]" office:value-type="percentage" office:value="0.291203658599485">
            <text:p>29,120%</text:p>
          </table:table-cell>
          <table:table-cell table:style-name="ce10" table:number-columns-repeated="2"/>
          <table:table-cell table:style-name="ce12" table:formula="of:=IF(AND([.$A$4]=[.B49];[.$B$4]=[.C49]);[.H49];&quot;&quot;)" office:value-type="percentage" office:value="0.291203658599485">
            <text:p>29,12%</text:p>
          </table:table-cell>
          <table:table-cell table:style-name="ce12" table:formula="of:=IF(AND([.$A$5]=[.$B49];[.$B$5]=[.$C49]);[.$H49];&quot;&quot;)">
            <text:p/>
          </table:table-cell>
          <table:table-cell table:style-name="ce12" table:formula="of:=IF(AND([.$A$6]=[.$B49];[.$B$6]=[.$C49]);[.$H49];&quot;&quot;)">
            <text:p/>
          </table:table-cell>
          <table:table-cell table:style-name="ce12" table:formula="of:=IF(AND([.$A$7]=[.$B49];[.$B$7]=[.$C49]);[.$H49];&quot;&quot;)">
            <text:p/>
          </table:table-cell>
          <table:table-cell table:style-name="ce12" table:formula="of:=IF(AND([.$A$8]=[.$B49];[.$B$8]=[.$C49]);[.$H49];&quot;&quot;)">
            <text:p/>
          </table:table-cell>
          <table:table-cell table:style-name="ce12" table:formula="of:=IF(AND([.$A$9]=[.$B49];[.$B$9]=[.$C49]);[.$H49];&quot;&quot;)">
            <text:p/>
          </table:table-cell>
          <table:table-cell table:style-name="ce12" table:formula="of:=IF(AND([.$A$10]=[.$B49];[.$B$10]=[.$C49]);[.$H49];&quot;&quot;)">
            <text:p/>
          </table:table-cell>
          <table:table-cell table:style-name="ce12" table:formula="of:=IF(AND([.$A$11]=[.$B49];[.$B$11]=[.$C49]);[.$H49];&quot;&quot;)">
            <text:p/>
          </table:table-cell>
          <table:table-cell table:style-name="ce12" table:formula="of:=IF(AND([.$A$12]=[.$B49];[.$B$12]=[.$C49]);[.$H49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72172">
            <text:p>172172</text:p>
          </table:table-cell>
          <table:table-cell table:style-name="ce2" office:value-type="float" office:value="42888">
            <text:p>42888</text:p>
          </table:table-cell>
          <table:table-cell table:style-name="ce2" office:value-type="float" office:value="130">
            <text:p>130</text:p>
          </table:table-cell>
          <table:table-cell table:style-name="ce2" office:value-type="string">
            <text:p>0.142</text:p>
          </table:table-cell>
          <table:table-cell table:style-name="ce9" table:formula="of:=[.E50]/[.D50]" office:value-type="percentage" office:value="0.24909973747183">
            <text:p>24,910%</text:p>
          </table:table-cell>
          <table:table-cell table:style-name="ce10" table:number-columns-repeated="2"/>
          <table:table-cell table:style-name="ce12" table:formula="of:=IF(AND([.$A$4]=[.B50];[.$B$4]=[.C50]);[.H50];&quot;&quot;)">
            <text:p/>
          </table:table-cell>
          <table:table-cell table:style-name="ce12" table:formula="of:=IF(AND([.$A$5]=[.$B50];[.$B$5]=[.$C50]);[.$H50];&quot;&quot;)" office:value-type="percentage" office:value="0.24909973747183">
            <text:p>24,91%</text:p>
          </table:table-cell>
          <table:table-cell table:style-name="ce12" table:formula="of:=IF(AND([.$A$6]=[.$B50];[.$B$6]=[.$C50]);[.$H50];&quot;&quot;)">
            <text:p/>
          </table:table-cell>
          <table:table-cell table:style-name="ce12" table:formula="of:=IF(AND([.$A$7]=[.$B50];[.$B$7]=[.$C50]);[.$H50];&quot;&quot;)">
            <text:p/>
          </table:table-cell>
          <table:table-cell table:style-name="ce12" table:formula="of:=IF(AND([.$A$8]=[.$B50];[.$B$8]=[.$C50]);[.$H50];&quot;&quot;)">
            <text:p/>
          </table:table-cell>
          <table:table-cell table:style-name="ce12" table:formula="of:=IF(AND([.$A$9]=[.$B50];[.$B$9]=[.$C50]);[.$H50];&quot;&quot;)">
            <text:p/>
          </table:table-cell>
          <table:table-cell table:style-name="ce12" table:formula="of:=IF(AND([.$A$10]=[.$B50];[.$B$10]=[.$C50]);[.$H50];&quot;&quot;)">
            <text:p/>
          </table:table-cell>
          <table:table-cell table:style-name="ce12" table:formula="of:=IF(AND([.$A$11]=[.$B50];[.$B$11]=[.$C50]);[.$H50];&quot;&quot;)">
            <text:p/>
          </table:table-cell>
          <table:table-cell table:style-name="ce12" table:formula="of:=IF(AND([.$A$12]=[.$B50];[.$B$12]=[.$C50]);[.$H50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66710">
            <text:p>166710</text:p>
          </table:table-cell>
          <table:table-cell table:style-name="ce2" office:value-type="float" office:value="59060">
            <text:p>59060</text:p>
          </table:table-cell>
          <table:table-cell table:style-name="ce2" office:value-type="float" office:value="113">
            <text:p>113</text:p>
          </table:table-cell>
          <table:table-cell table:style-name="ce2" office:value-type="string">
            <text:p>0.102</text:p>
          </table:table-cell>
          <table:table-cell table:style-name="ce9" table:formula="of:=[.E51]/[.D51]" office:value-type="percentage" office:value="0.354267890348509">
            <text:p>35,427%</text:p>
          </table:table-cell>
          <table:table-cell table:style-name="ce10" table:number-columns-repeated="2"/>
          <table:table-cell table:style-name="ce12" table:formula="of:=IF(AND([.$A$4]=[.B51];[.$B$4]=[.C51]);[.H51];&quot;&quot;)">
            <text:p/>
          </table:table-cell>
          <table:table-cell table:style-name="ce12" table:formula="of:=IF(AND([.$A$5]=[.$B51];[.$B$5]=[.$C51]);[.$H51];&quot;&quot;)">
            <text:p/>
          </table:table-cell>
          <table:table-cell table:style-name="ce12" table:formula="of:=IF(AND([.$A$6]=[.$B51];[.$B$6]=[.$C51]);[.$H51];&quot;&quot;)" office:value-type="percentage" office:value="0.354267890348509">
            <text:p>35,43%</text:p>
          </table:table-cell>
          <table:table-cell table:style-name="ce12" table:formula="of:=IF(AND([.$A$7]=[.$B51];[.$B$7]=[.$C51]);[.$H51];&quot;&quot;)">
            <text:p/>
          </table:table-cell>
          <table:table-cell table:style-name="ce12" table:formula="of:=IF(AND([.$A$8]=[.$B51];[.$B$8]=[.$C51]);[.$H51];&quot;&quot;)">
            <text:p/>
          </table:table-cell>
          <table:table-cell table:style-name="ce12" table:formula="of:=IF(AND([.$A$9]=[.$B51];[.$B$9]=[.$C51]);[.$H51];&quot;&quot;)">
            <text:p/>
          </table:table-cell>
          <table:table-cell table:style-name="ce12" table:formula="of:=IF(AND([.$A$10]=[.$B51];[.$B$10]=[.$C51]);[.$H51];&quot;&quot;)">
            <text:p/>
          </table:table-cell>
          <table:table-cell table:style-name="ce12" table:formula="of:=IF(AND([.$A$11]=[.$B51];[.$B$11]=[.$C51]);[.$H51];&quot;&quot;)">
            <text:p/>
          </table:table-cell>
          <table:table-cell table:style-name="ce12" table:formula="of:=IF(AND([.$A$12]=[.$B51];[.$B$12]=[.$C51]);[.$H51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47846">
            <text:p>147846</text:p>
          </table:table-cell>
          <table:table-cell table:style-name="ce2" office:value-type="float" office:value="45807">
            <text:p>45807</text:p>
          </table:table-cell>
          <table:table-cell table:style-name="ce2" office:value-type="float" office:value="102">
            <text:p>102</text:p>
          </table:table-cell>
          <table:table-cell table:style-name="ce2" office:value-type="string">
            <text:p>0.88</text:p>
          </table:table-cell>
          <table:table-cell table:style-name="ce9" table:formula="of:=[.E52]/[.D52]" office:value-type="percentage" office:value="0.309829146544377">
            <text:p>30,983%</text:p>
          </table:table-cell>
          <table:table-cell table:style-name="ce10" table:number-columns-repeated="2"/>
          <table:table-cell table:style-name="ce12" table:formula="of:=IF(AND([.$A$4]=[.B52];[.$B$4]=[.C52]);[.H52];&quot;&quot;)" office:value-type="percentage" office:value="0.309829146544377">
            <text:p>30,98%</text:p>
          </table:table-cell>
          <table:table-cell table:style-name="ce12" table:formula="of:=IF(AND([.$A$5]=[.$B52];[.$B$5]=[.$C52]);[.$H52];&quot;&quot;)">
            <text:p/>
          </table:table-cell>
          <table:table-cell table:style-name="ce12" table:formula="of:=IF(AND([.$A$6]=[.$B52];[.$B$6]=[.$C52]);[.$H52];&quot;&quot;)">
            <text:p/>
          </table:table-cell>
          <table:table-cell table:style-name="ce12" table:formula="of:=IF(AND([.$A$7]=[.$B52];[.$B$7]=[.$C52]);[.$H52];&quot;&quot;)">
            <text:p/>
          </table:table-cell>
          <table:table-cell table:style-name="ce12" table:formula="of:=IF(AND([.$A$8]=[.$B52];[.$B$8]=[.$C52]);[.$H52];&quot;&quot;)">
            <text:p/>
          </table:table-cell>
          <table:table-cell table:style-name="ce12" table:formula="of:=IF(AND([.$A$9]=[.$B52];[.$B$9]=[.$C52]);[.$H52];&quot;&quot;)">
            <text:p/>
          </table:table-cell>
          <table:table-cell table:style-name="ce12" table:formula="of:=IF(AND([.$A$10]=[.$B52];[.$B$10]=[.$C52]);[.$H52];&quot;&quot;)">
            <text:p/>
          </table:table-cell>
          <table:table-cell table:style-name="ce12" table:formula="of:=IF(AND([.$A$11]=[.$B52];[.$B$11]=[.$C52]);[.$H52];&quot;&quot;)">
            <text:p/>
          </table:table-cell>
          <table:table-cell table:style-name="ce12" table:formula="of:=IF(AND([.$A$12]=[.$B52];[.$B$12]=[.$C52]);[.$H52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64227">
            <text:p>164227</text:p>
          </table:table-cell>
          <table:table-cell table:style-name="ce2" office:value-type="float" office:value="50420">
            <text:p>50420</text:p>
          </table:table-cell>
          <table:table-cell table:style-name="ce2" office:value-type="float" office:value="139">
            <text:p>139</text:p>
          </table:table-cell>
          <table:table-cell table:style-name="ce2" office:value-type="string">
            <text:p>0.136</text:p>
          </table:table-cell>
          <table:table-cell table:style-name="ce9" table:formula="of:=[.E53]/[.D53]" office:value-type="percentage" office:value="0.307014071985727">
            <text:p>30,701%</text:p>
          </table:table-cell>
          <table:table-cell table:style-name="ce10" table:number-columns-repeated="2"/>
          <table:table-cell table:style-name="ce12" table:formula="of:=IF(AND([.$A$4]=[.B53];[.$B$4]=[.C53]);[.H53];&quot;&quot;)">
            <text:p/>
          </table:table-cell>
          <table:table-cell table:style-name="ce12" table:formula="of:=IF(AND([.$A$5]=[.$B53];[.$B$5]=[.$C53]);[.$H53];&quot;&quot;)" office:value-type="percentage" office:value="0.307014071985727">
            <text:p>30,70%</text:p>
          </table:table-cell>
          <table:table-cell table:style-name="ce12" table:formula="of:=IF(AND([.$A$6]=[.$B53];[.$B$6]=[.$C53]);[.$H53];&quot;&quot;)">
            <text:p/>
          </table:table-cell>
          <table:table-cell table:style-name="ce12" table:formula="of:=IF(AND([.$A$7]=[.$B53];[.$B$7]=[.$C53]);[.$H53];&quot;&quot;)">
            <text:p/>
          </table:table-cell>
          <table:table-cell table:style-name="ce12" table:formula="of:=IF(AND([.$A$8]=[.$B53];[.$B$8]=[.$C53]);[.$H53];&quot;&quot;)">
            <text:p/>
          </table:table-cell>
          <table:table-cell table:style-name="ce12" table:formula="of:=IF(AND([.$A$9]=[.$B53];[.$B$9]=[.$C53]);[.$H53];&quot;&quot;)">
            <text:p/>
          </table:table-cell>
          <table:table-cell table:style-name="ce12" table:formula="of:=IF(AND([.$A$10]=[.$B53];[.$B$10]=[.$C53]);[.$H53];&quot;&quot;)">
            <text:p/>
          </table:table-cell>
          <table:table-cell table:style-name="ce12" table:formula="of:=IF(AND([.$A$11]=[.$B53];[.$B$11]=[.$C53]);[.$H53];&quot;&quot;)">
            <text:p/>
          </table:table-cell>
          <table:table-cell table:style-name="ce12" table:formula="of:=IF(AND([.$A$12]=[.$B53];[.$B$12]=[.$C53]);[.$H53];&quot;&quot;)">
            <text:p/>
          </table:table-cell>
          <table:table-cell/>
        </table:table-row>
        <table:table-row table:style-name="ro1">
          <table:table-cell table:style-name="ce2" office:value-type="string">
            <text:p>att48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165691">
            <text:p>165691</text:p>
          </table:table-cell>
          <table:table-cell table:style-name="ce2" office:value-type="float" office:value="55899">
            <text:p>55899</text:p>
          </table:table-cell>
          <table:table-cell table:style-name="ce2" office:value-type="float" office:value="125">
            <text:p>125</text:p>
          </table:table-cell>
          <table:table-cell table:style-name="ce2" office:value-type="string">
            <text:p>0.124</text:p>
          </table:table-cell>
          <table:table-cell table:style-name="ce9" table:formula="of:=[.E54]/[.D54]" office:value-type="percentage" office:value="0.337368957879426">
            <text:p>33,737%</text:p>
          </table:table-cell>
          <table:table-cell table:style-name="ce10" table:number-columns-repeated="2"/>
          <table:table-cell table:style-name="ce12" table:formula="of:=IF(AND([.$A$4]=[.B54];[.$B$4]=[.C54]);[.H54];&quot;&quot;)">
            <text:p/>
          </table:table-cell>
          <table:table-cell table:style-name="ce12" table:formula="of:=IF(AND([.$A$5]=[.$B54];[.$B$5]=[.$C54]);[.$H54];&quot;&quot;)">
            <text:p/>
          </table:table-cell>
          <table:table-cell table:style-name="ce12" table:formula="of:=IF(AND([.$A$6]=[.$B54];[.$B$6]=[.$C54]);[.$H54];&quot;&quot;)" office:value-type="percentage" office:value="0.337368957879426">
            <text:p>33,74%</text:p>
          </table:table-cell>
          <table:table-cell table:style-name="ce12" table:formula="of:=IF(AND([.$A$7]=[.$B54];[.$B$7]=[.$C54]);[.$H54];&quot;&quot;)">
            <text:p/>
          </table:table-cell>
          <table:table-cell table:style-name="ce12" table:formula="of:=IF(AND([.$A$8]=[.$B54];[.$B$8]=[.$C54]);[.$H54];&quot;&quot;)">
            <text:p/>
          </table:table-cell>
          <table:table-cell table:style-name="ce12" table:formula="of:=IF(AND([.$A$9]=[.$B54];[.$B$9]=[.$C54]);[.$H54];&quot;&quot;)">
            <text:p/>
          </table:table-cell>
          <table:table-cell table:style-name="ce12" table:formula="of:=IF(AND([.$A$10]=[.$B54];[.$B$10]=[.$C54]);[.$H54];&quot;&quot;)">
            <text:p/>
          </table:table-cell>
          <table:table-cell table:style-name="ce12" table:formula="of:=IF(AND([.$A$11]=[.$B54];[.$B$11]=[.$C54]);[.$H54];&quot;&quot;)">
            <text:p/>
          </table:table-cell>
          <table:table-cell table:style-name="ce12" table:formula="of:=IF(AND([.$A$12]=[.$B54];[.$B$12]=[.$C54]);[.$H54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2950">
            <text:p>22950</text:p>
          </table:table-cell>
          <table:table-cell table:style-name="ce2" office:value-type="float" office:value="6030">
            <text:p>6030</text:p>
          </table:table-cell>
          <table:table-cell table:style-name="ce2" office:value-type="float" office:value="98">
            <text:p>98</text:p>
          </table:table-cell>
          <table:table-cell table:style-name="ce2" office:value-type="string">
            <text:p>0.107</text:p>
          </table:table-cell>
          <table:table-cell table:style-name="ce9" table:formula="of:=[.E55]/[.D55]" office:value-type="percentage" office:value="0.262745098039216">
            <text:p>26,275%</text:p>
          </table:table-cell>
          <table:table-cell table:number-columns-repeated="2"/>
          <table:table-cell table:style-name="ce12" table:formula="of:=IF(AND([.$A$4]=[.B55];[.$B$4]=[.C55]);[.H55];&quot;&quot;)" office:value-type="percentage" office:value="0.262745098039216">
            <text:p>26,27%</text:p>
          </table:table-cell>
          <table:table-cell table:style-name="ce12" table:formula="of:=IF(AND([.$A$5]=[.$B55];[.$B$5]=[.$C55]);[.$H55];&quot;&quot;)">
            <text:p/>
          </table:table-cell>
          <table:table-cell table:style-name="ce12" table:formula="of:=IF(AND([.$A$6]=[.$B55];[.$B$6]=[.$C55]);[.$H55];&quot;&quot;)">
            <text:p/>
          </table:table-cell>
          <table:table-cell table:style-name="ce12" table:formula="of:=IF(AND([.$A$7]=[.$B55];[.$B$7]=[.$C55]);[.$H55];&quot;&quot;)">
            <text:p/>
          </table:table-cell>
          <table:table-cell table:style-name="ce12" table:formula="of:=IF(AND([.$A$8]=[.$B55];[.$B$8]=[.$C55]);[.$H55];&quot;&quot;)">
            <text:p/>
          </table:table-cell>
          <table:table-cell table:style-name="ce12" table:formula="of:=IF(AND([.$A$9]=[.$B55];[.$B$9]=[.$C55]);[.$H55];&quot;&quot;)">
            <text:p/>
          </table:table-cell>
          <table:table-cell table:style-name="ce12" table:formula="of:=IF(AND([.$A$10]=[.$B55];[.$B$10]=[.$C55]);[.$H55];&quot;&quot;)">
            <text:p/>
          </table:table-cell>
          <table:table-cell table:style-name="ce12" table:formula="of:=IF(AND([.$A$11]=[.$B55];[.$B$11]=[.$C55]);[.$H55];&quot;&quot;)">
            <text:p/>
          </table:table-cell>
          <table:table-cell table:style-name="ce12" table:formula="of:=IF(AND([.$A$12]=[.$B55];[.$B$12]=[.$C55]);[.$H55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9300">
            <text:p>19300</text:p>
          </table:table-cell>
          <table:table-cell table:style-name="ce2" office:value-type="float" office:value="5370">
            <text:p>5370</text:p>
          </table:table-cell>
          <table:table-cell table:style-name="ce2" office:value-type="float" office:value="84">
            <text:p>84</text:p>
          </table:table-cell>
          <table:table-cell table:style-name="ce2" office:value-type="string">
            <text:p>0.121</text:p>
          </table:table-cell>
          <table:table-cell table:style-name="ce9" table:formula="of:=[.E56]/[.D56]" office:value-type="percentage" office:value="0.278238341968912">
            <text:p>27,824%</text:p>
          </table:table-cell>
          <table:table-cell table:number-columns-repeated="2"/>
          <table:table-cell table:style-name="ce12" table:formula="of:=IF(AND([.$A$4]=[.B56];[.$B$4]=[.C56]);[.H56];&quot;&quot;)">
            <text:p/>
          </table:table-cell>
          <table:table-cell table:style-name="ce12" table:formula="of:=IF(AND([.$A$5]=[.$B56];[.$B$5]=[.$C56]);[.$H56];&quot;&quot;)" office:value-type="percentage" office:value="0.278238341968912">
            <text:p>27,82%</text:p>
          </table:table-cell>
          <table:table-cell table:style-name="ce12" table:formula="of:=IF(AND([.$A$6]=[.$B56];[.$B$6]=[.$C56]);[.$H56];&quot;&quot;)">
            <text:p/>
          </table:table-cell>
          <table:table-cell table:style-name="ce12" table:formula="of:=IF(AND([.$A$7]=[.$B56];[.$B$7]=[.$C56]);[.$H56];&quot;&quot;)">
            <text:p/>
          </table:table-cell>
          <table:table-cell table:style-name="ce12" table:formula="of:=IF(AND([.$A$8]=[.$B56];[.$B$8]=[.$C56]);[.$H56];&quot;&quot;)">
            <text:p/>
          </table:table-cell>
          <table:table-cell table:style-name="ce12" table:formula="of:=IF(AND([.$A$9]=[.$B56];[.$B$9]=[.$C56]);[.$H56];&quot;&quot;)">
            <text:p/>
          </table:table-cell>
          <table:table-cell table:style-name="ce12" table:formula="of:=IF(AND([.$A$10]=[.$B56];[.$B$10]=[.$C56]);[.$H56];&quot;&quot;)">
            <text:p/>
          </table:table-cell>
          <table:table-cell table:style-name="ce12" table:formula="of:=IF(AND([.$A$11]=[.$B56];[.$B$11]=[.$C56]);[.$H56];&quot;&quot;)">
            <text:p/>
          </table:table-cell>
          <table:table-cell table:style-name="ce12" table:formula="of:=IF(AND([.$A$12]=[.$B56];[.$B$12]=[.$C56]);[.$H56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3180">
            <text:p>23180</text:p>
          </table:table-cell>
          <table:table-cell table:style-name="ce2" office:value-type="float" office:value="5690">
            <text:p>5690</text:p>
          </table:table-cell>
          <table:table-cell table:style-name="ce2" office:value-type="float" office:value="94">
            <text:p>94</text:p>
          </table:table-cell>
          <table:table-cell table:style-name="ce2" office:value-type="string">
            <text:p>0.99</text:p>
          </table:table-cell>
          <table:table-cell table:style-name="ce9" table:formula="of:=[.E57]/[.D57]" office:value-type="percentage" office:value="0.245470232959448">
            <text:p>24,547%</text:p>
          </table:table-cell>
          <table:table-cell table:number-columns-repeated="2"/>
          <table:table-cell table:style-name="ce12" table:formula="of:=IF(AND([.$A$4]=[.B57];[.$B$4]=[.C57]);[.H57];&quot;&quot;)">
            <text:p/>
          </table:table-cell>
          <table:table-cell table:style-name="ce12" table:formula="of:=IF(AND([.$A$5]=[.$B57];[.$B$5]=[.$C57]);[.$H57];&quot;&quot;)">
            <text:p/>
          </table:table-cell>
          <table:table-cell table:style-name="ce12" table:formula="of:=IF(AND([.$A$6]=[.$B57];[.$B$6]=[.$C57]);[.$H57];&quot;&quot;)" office:value-type="percentage" office:value="0.245470232959448">
            <text:p>24,55%</text:p>
          </table:table-cell>
          <table:table-cell table:style-name="ce12" table:formula="of:=IF(AND([.$A$7]=[.$B57];[.$B$7]=[.$C57]);[.$H57];&quot;&quot;)">
            <text:p/>
          </table:table-cell>
          <table:table-cell table:style-name="ce12" table:formula="of:=IF(AND([.$A$8]=[.$B57];[.$B$8]=[.$C57]);[.$H57];&quot;&quot;)">
            <text:p/>
          </table:table-cell>
          <table:table-cell table:style-name="ce12" table:formula="of:=IF(AND([.$A$9]=[.$B57];[.$B$9]=[.$C57]);[.$H57];&quot;&quot;)">
            <text:p/>
          </table:table-cell>
          <table:table-cell table:style-name="ce12" table:formula="of:=IF(AND([.$A$10]=[.$B57];[.$B$10]=[.$C57]);[.$H57];&quot;&quot;)">
            <text:p/>
          </table:table-cell>
          <table:table-cell table:style-name="ce12" table:formula="of:=IF(AND([.$A$11]=[.$B57];[.$B$11]=[.$C57]);[.$H57];&quot;&quot;)">
            <text:p/>
          </table:table-cell>
          <table:table-cell table:style-name="ce12" table:formula="of:=IF(AND([.$A$12]=[.$B57];[.$B$12]=[.$C57]);[.$H57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5020">
            <text:p>25020</text:p>
          </table:table-cell>
          <table:table-cell table:style-name="ce2" office:value-type="float" office:value="4130">
            <text:p>4130</text:p>
          </table:table-cell>
          <table:table-cell table:style-name="ce2" office:value-type="float" office:value="158">
            <text:p>158</text:p>
          </table:table-cell>
          <table:table-cell table:style-name="ce2" office:value-type="string">
            <text:p>0.193</text:p>
          </table:table-cell>
          <table:table-cell table:style-name="ce9" table:formula="of:=[.E58]/[.D58]" office:value-type="percentage" office:value="0.165067945643485">
            <text:p>16,507%</text:p>
          </table:table-cell>
          <table:table-cell table:number-columns-repeated="2"/>
          <table:table-cell table:style-name="ce12" table:formula="of:=IF(AND([.$A$4]=[.B58];[.$B$4]=[.C58]);[.H58];&quot;&quot;)" office:value-type="percentage" office:value="0.165067945643485">
            <text:p>16,51%</text:p>
          </table:table-cell>
          <table:table-cell table:style-name="ce12" table:formula="of:=IF(AND([.$A$5]=[.$B58];[.$B$5]=[.$C58]);[.$H58];&quot;&quot;)">
            <text:p/>
          </table:table-cell>
          <table:table-cell table:style-name="ce12" table:formula="of:=IF(AND([.$A$6]=[.$B58];[.$B$6]=[.$C58]);[.$H58];&quot;&quot;)">
            <text:p/>
          </table:table-cell>
          <table:table-cell table:style-name="ce12" table:formula="of:=IF(AND([.$A$7]=[.$B58];[.$B$7]=[.$C58]);[.$H58];&quot;&quot;)">
            <text:p/>
          </table:table-cell>
          <table:table-cell table:style-name="ce12" table:formula="of:=IF(AND([.$A$8]=[.$B58];[.$B$8]=[.$C58]);[.$H58];&quot;&quot;)">
            <text:p/>
          </table:table-cell>
          <table:table-cell table:style-name="ce12" table:formula="of:=IF(AND([.$A$9]=[.$B58];[.$B$9]=[.$C58]);[.$H58];&quot;&quot;)">
            <text:p/>
          </table:table-cell>
          <table:table-cell table:style-name="ce12" table:formula="of:=IF(AND([.$A$10]=[.$B58];[.$B$10]=[.$C58]);[.$H58];&quot;&quot;)">
            <text:p/>
          </table:table-cell>
          <table:table-cell table:style-name="ce12" table:formula="of:=IF(AND([.$A$11]=[.$B58];[.$B$11]=[.$C58]);[.$H58];&quot;&quot;)">
            <text:p/>
          </table:table-cell>
          <table:table-cell table:style-name="ce12" table:formula="of:=IF(AND([.$A$12]=[.$B58];[.$B$12]=[.$C58]);[.$H58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24800">
            <text:p>24800</text:p>
          </table:table-cell>
          <table:table-cell table:style-name="ce2" office:value-type="float" office:value="5620">
            <text:p>5620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0.105</text:p>
          </table:table-cell>
          <table:table-cell table:style-name="ce9" table:formula="of:=[.E59]/[.D59]" office:value-type="percentage" office:value="0.226612903225806">
            <text:p>22,661%</text:p>
          </table:table-cell>
          <table:table-cell table:number-columns-repeated="2"/>
          <table:table-cell table:style-name="ce12" table:formula="of:=IF(AND([.$A$4]=[.B59];[.$B$4]=[.C59]);[.H59];&quot;&quot;)">
            <text:p/>
          </table:table-cell>
          <table:table-cell table:style-name="ce12" table:formula="of:=IF(AND([.$A$5]=[.$B59];[.$B$5]=[.$C59]);[.$H59];&quot;&quot;)" office:value-type="percentage" office:value="0.226612903225806">
            <text:p>22,66%</text:p>
          </table:table-cell>
          <table:table-cell table:style-name="ce12" table:formula="of:=IF(AND([.$A$6]=[.$B59];[.$B$6]=[.$C59]);[.$H59];&quot;&quot;)">
            <text:p/>
          </table:table-cell>
          <table:table-cell table:style-name="ce12" table:formula="of:=IF(AND([.$A$7]=[.$B59];[.$B$7]=[.$C59]);[.$H59];&quot;&quot;)">
            <text:p/>
          </table:table-cell>
          <table:table-cell table:style-name="ce12" table:formula="of:=IF(AND([.$A$8]=[.$B59];[.$B$8]=[.$C59]);[.$H59];&quot;&quot;)">
            <text:p/>
          </table:table-cell>
          <table:table-cell table:style-name="ce12" table:formula="of:=IF(AND([.$A$9]=[.$B59];[.$B$9]=[.$C59]);[.$H59];&quot;&quot;)">
            <text:p/>
          </table:table-cell>
          <table:table-cell table:style-name="ce12" table:formula="of:=IF(AND([.$A$10]=[.$B59];[.$B$10]=[.$C59]);[.$H59];&quot;&quot;)">
            <text:p/>
          </table:table-cell>
          <table:table-cell table:style-name="ce12" table:formula="of:=IF(AND([.$A$11]=[.$B59];[.$B$11]=[.$C59]);[.$H59];&quot;&quot;)">
            <text:p/>
          </table:table-cell>
          <table:table-cell table:style-name="ce12" table:formula="of:=IF(AND([.$A$12]=[.$B59];[.$B$12]=[.$C59]);[.$H59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0060">
            <text:p>20060</text:p>
          </table:table-cell>
          <table:table-cell table:style-name="ce2" office:value-type="float" office:value="4410">
            <text:p>4410</text:p>
          </table:table-cell>
          <table:table-cell table:style-name="ce2" office:value-type="float" office:value="101">
            <text:p>101</text:p>
          </table:table-cell>
          <table:table-cell table:style-name="ce2" office:value-type="string">
            <text:p>0.145</text:p>
          </table:table-cell>
          <table:table-cell table:style-name="ce9" table:formula="of:=[.E60]/[.D60]" office:value-type="percentage" office:value="0.219840478564307">
            <text:p>21,984%</text:p>
          </table:table-cell>
          <table:table-cell table:number-columns-repeated="2"/>
          <table:table-cell table:style-name="ce12" table:formula="of:=IF(AND([.$A$4]=[.B60];[.$B$4]=[.C60]);[.H60];&quot;&quot;)">
            <text:p/>
          </table:table-cell>
          <table:table-cell table:style-name="ce12" table:formula="of:=IF(AND([.$A$5]=[.$B60];[.$B$5]=[.$C60]);[.$H60];&quot;&quot;)">
            <text:p/>
          </table:table-cell>
          <table:table-cell table:style-name="ce12" table:formula="of:=IF(AND([.$A$6]=[.$B60];[.$B$6]=[.$C60]);[.$H60];&quot;&quot;)" office:value-type="percentage" office:value="0.219840478564307">
            <text:p>21,98%</text:p>
          </table:table-cell>
          <table:table-cell table:style-name="ce12" table:formula="of:=IF(AND([.$A$7]=[.$B60];[.$B$7]=[.$C60]);[.$H60];&quot;&quot;)">
            <text:p/>
          </table:table-cell>
          <table:table-cell table:style-name="ce12" table:formula="of:=IF(AND([.$A$8]=[.$B60];[.$B$8]=[.$C60]);[.$H60];&quot;&quot;)">
            <text:p/>
          </table:table-cell>
          <table:table-cell table:style-name="ce12" table:formula="of:=IF(AND([.$A$9]=[.$B60];[.$B$9]=[.$C60]);[.$H60];&quot;&quot;)">
            <text:p/>
          </table:table-cell>
          <table:table-cell table:style-name="ce12" table:formula="of:=IF(AND([.$A$10]=[.$B60];[.$B$10]=[.$C60]);[.$H60];&quot;&quot;)">
            <text:p/>
          </table:table-cell>
          <table:table-cell table:style-name="ce12" table:formula="of:=IF(AND([.$A$11]=[.$B60];[.$B$11]=[.$C60]);[.$H60];&quot;&quot;)">
            <text:p/>
          </table:table-cell>
          <table:table-cell table:style-name="ce12" table:formula="of:=IF(AND([.$A$12]=[.$B60];[.$B$12]=[.$C60]);[.$H60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3880">
            <text:p>23880</text:p>
          </table:table-cell>
          <table:table-cell table:style-name="ce2" office:value-type="float" office:value="5750">
            <text:p>5750</text:p>
          </table:table-cell>
          <table:table-cell table:style-name="ce2" office:value-type="float" office:value="98">
            <text:p>98</text:p>
          </table:table-cell>
          <table:table-cell table:style-name="ce2" office:value-type="string">
            <text:p>0.120</text:p>
          </table:table-cell>
          <table:table-cell table:style-name="ce9" table:formula="of:=[.E61]/[.D61]" office:value-type="percentage" office:value="0.240787269681742">
            <text:p>24,079%</text:p>
          </table:table-cell>
          <table:table-cell table:number-columns-repeated="2"/>
          <table:table-cell table:style-name="ce12" table:formula="of:=IF(AND([.$A$4]=[.B61];[.$B$4]=[.C61]);[.H61];&quot;&quot;)" office:value-type="percentage" office:value="0.240787269681742">
            <text:p>24,08%</text:p>
          </table:table-cell>
          <table:table-cell table:style-name="ce12" table:formula="of:=IF(AND([.$A$5]=[.$B61];[.$B$5]=[.$C61]);[.$H61];&quot;&quot;)">
            <text:p/>
          </table:table-cell>
          <table:table-cell table:style-name="ce12" table:formula="of:=IF(AND([.$A$6]=[.$B61];[.$B$6]=[.$C61]);[.$H61];&quot;&quot;)">
            <text:p/>
          </table:table-cell>
          <table:table-cell table:style-name="ce12" table:formula="of:=IF(AND([.$A$7]=[.$B61];[.$B$7]=[.$C61]);[.$H61];&quot;&quot;)">
            <text:p/>
          </table:table-cell>
          <table:table-cell table:style-name="ce12" table:formula="of:=IF(AND([.$A$8]=[.$B61];[.$B$8]=[.$C61]);[.$H61];&quot;&quot;)">
            <text:p/>
          </table:table-cell>
          <table:table-cell table:style-name="ce12" table:formula="of:=IF(AND([.$A$9]=[.$B61];[.$B$9]=[.$C61]);[.$H61];&quot;&quot;)">
            <text:p/>
          </table:table-cell>
          <table:table-cell table:style-name="ce12" table:formula="of:=IF(AND([.$A$10]=[.$B61];[.$B$10]=[.$C61]);[.$H61];&quot;&quot;)">
            <text:p/>
          </table:table-cell>
          <table:table-cell table:style-name="ce12" table:formula="of:=IF(AND([.$A$11]=[.$B61];[.$B$11]=[.$C61]);[.$H61];&quot;&quot;)">
            <text:p/>
          </table:table-cell>
          <table:table-cell table:style-name="ce12" table:formula="of:=IF(AND([.$A$12]=[.$B61];[.$B$12]=[.$C61]);[.$H61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18520">
            <text:p>18520</text:p>
          </table:table-cell>
          <table:table-cell table:style-name="ce2" office:value-type="float" office:value="5000">
            <text:p>5000</text:p>
          </table:table-cell>
          <table:table-cell table:style-name="ce2" office:value-type="float" office:value="74">
            <text:p>74</text:p>
          </table:table-cell>
          <table:table-cell table:style-name="ce2" office:value-type="string">
            <text:p>0.109</text:p>
          </table:table-cell>
          <table:table-cell table:style-name="ce9" table:formula="of:=[.E62]/[.D62]" office:value-type="percentage" office:value="0.269978401727862">
            <text:p>26,998%</text:p>
          </table:table-cell>
          <table:table-cell table:number-columns-repeated="2"/>
          <table:table-cell table:style-name="ce12" table:formula="of:=IF(AND([.$A$4]=[.B62];[.$B$4]=[.C62]);[.H62];&quot;&quot;)">
            <text:p/>
          </table:table-cell>
          <table:table-cell table:style-name="ce12" table:formula="of:=IF(AND([.$A$5]=[.$B62];[.$B$5]=[.$C62]);[.$H62];&quot;&quot;)" office:value-type="percentage" office:value="0.269978401727862">
            <text:p>27,00%</text:p>
          </table:table-cell>
          <table:table-cell table:style-name="ce12" table:formula="of:=IF(AND([.$A$6]=[.$B62];[.$B$6]=[.$C62]);[.$H62];&quot;&quot;)">
            <text:p/>
          </table:table-cell>
          <table:table-cell table:style-name="ce12" table:formula="of:=IF(AND([.$A$7]=[.$B62];[.$B$7]=[.$C62]);[.$H62];&quot;&quot;)">
            <text:p/>
          </table:table-cell>
          <table:table-cell table:style-name="ce12" table:formula="of:=IF(AND([.$A$8]=[.$B62];[.$B$8]=[.$C62]);[.$H62];&quot;&quot;)">
            <text:p/>
          </table:table-cell>
          <table:table-cell table:style-name="ce12" table:formula="of:=IF(AND([.$A$9]=[.$B62];[.$B$9]=[.$C62]);[.$H62];&quot;&quot;)">
            <text:p/>
          </table:table-cell>
          <table:table-cell table:style-name="ce12" table:formula="of:=IF(AND([.$A$10]=[.$B62];[.$B$10]=[.$C62]);[.$H62];&quot;&quot;)">
            <text:p/>
          </table:table-cell>
          <table:table-cell table:style-name="ce12" table:formula="of:=IF(AND([.$A$11]=[.$B62];[.$B$11]=[.$C62]);[.$H62];&quot;&quot;)">
            <text:p/>
          </table:table-cell>
          <table:table-cell table:style-name="ce12" table:formula="of:=IF(AND([.$A$12]=[.$B62];[.$B$12]=[.$C62]);[.$H62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4820">
            <text:p>24820</text:p>
          </table:table-cell>
          <table:table-cell table:style-name="ce2" office:value-type="float" office:value="3720">
            <text:p>3720</text:p>
          </table:table-cell>
          <table:table-cell table:style-name="ce2" office:value-type="float" office:value="133">
            <text:p>133</text:p>
          </table:table-cell>
          <table:table-cell table:style-name="ce2" office:value-type="string">
            <text:p>0.202</text:p>
          </table:table-cell>
          <table:table-cell table:style-name="ce9" table:formula="of:=[.E63]/[.D63]" office:value-type="percentage" office:value="0.149879129734085">
            <text:p>14,988%</text:p>
          </table:table-cell>
          <table:table-cell table:number-columns-repeated="2"/>
          <table:table-cell table:style-name="ce12" table:formula="of:=IF(AND([.$A$4]=[.B63];[.$B$4]=[.C63]);[.H63];&quot;&quot;)">
            <text:p/>
          </table:table-cell>
          <table:table-cell table:style-name="ce12" table:formula="of:=IF(AND([.$A$5]=[.$B63];[.$B$5]=[.$C63]);[.$H63];&quot;&quot;)">
            <text:p/>
          </table:table-cell>
          <table:table-cell table:style-name="ce12" table:formula="of:=IF(AND([.$A$6]=[.$B63];[.$B$6]=[.$C63]);[.$H63];&quot;&quot;)" office:value-type="percentage" office:value="0.149879129734085">
            <text:p>14,99%</text:p>
          </table:table-cell>
          <table:table-cell table:style-name="ce12" table:formula="of:=IF(AND([.$A$7]=[.$B63];[.$B$7]=[.$C63]);[.$H63];&quot;&quot;)">
            <text:p/>
          </table:table-cell>
          <table:table-cell table:style-name="ce12" table:formula="of:=IF(AND([.$A$8]=[.$B63];[.$B$8]=[.$C63]);[.$H63];&quot;&quot;)">
            <text:p/>
          </table:table-cell>
          <table:table-cell table:style-name="ce12" table:formula="of:=IF(AND([.$A$9]=[.$B63];[.$B$9]=[.$C63]);[.$H63];&quot;&quot;)">
            <text:p/>
          </table:table-cell>
          <table:table-cell table:style-name="ce12" table:formula="of:=IF(AND([.$A$10]=[.$B63];[.$B$10]=[.$C63]);[.$H63];&quot;&quot;)">
            <text:p/>
          </table:table-cell>
          <table:table-cell table:style-name="ce12" table:formula="of:=IF(AND([.$A$11]=[.$B63];[.$B$11]=[.$C63]);[.$H63];&quot;&quot;)">
            <text:p/>
          </table:table-cell>
          <table:table-cell table:style-name="ce12" table:formula="of:=IF(AND([.$A$12]=[.$B63];[.$B$12]=[.$C63]);[.$H63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19380">
            <text:p>19380</text:p>
          </table:table-cell>
          <table:table-cell table:style-name="ce2" office:value-type="float" office:value="4060">
            <text:p>4060</text:p>
          </table:table-cell>
          <table:table-cell table:style-name="ce2" office:value-type="float" office:value="90">
            <text:p>90</text:p>
          </table:table-cell>
          <table:table-cell table:style-name="ce2" office:value-type="string">
            <text:p>0.94</text:p>
          </table:table-cell>
          <table:table-cell table:style-name="ce9" table:formula="of:=[.E64]/[.D64]" office:value-type="percentage" office:value="0.209494324045408">
            <text:p>20,949%</text:p>
          </table:table-cell>
          <table:table-cell table:number-columns-repeated="2"/>
          <table:table-cell table:style-name="ce12" table:formula="of:=IF(AND([.$A$4]=[.B64];[.$B$4]=[.C64]);[.H64];&quot;&quot;)" office:value-type="percentage" office:value="0.209494324045408">
            <text:p>20,95%</text:p>
          </table:table-cell>
          <table:table-cell table:style-name="ce12" table:formula="of:=IF(AND([.$A$5]=[.$B64];[.$B$5]=[.$C64]);[.$H64];&quot;&quot;)">
            <text:p/>
          </table:table-cell>
          <table:table-cell table:style-name="ce12" table:formula="of:=IF(AND([.$A$6]=[.$B64];[.$B$6]=[.$C64]);[.$H64];&quot;&quot;)">
            <text:p/>
          </table:table-cell>
          <table:table-cell table:style-name="ce12" table:formula="of:=IF(AND([.$A$7]=[.$B64];[.$B$7]=[.$C64]);[.$H64];&quot;&quot;)">
            <text:p/>
          </table:table-cell>
          <table:table-cell table:style-name="ce12" table:formula="of:=IF(AND([.$A$8]=[.$B64];[.$B$8]=[.$C64]);[.$H64];&quot;&quot;)">
            <text:p/>
          </table:table-cell>
          <table:table-cell table:style-name="ce12" table:formula="of:=IF(AND([.$A$9]=[.$B64];[.$B$9]=[.$C64]);[.$H64];&quot;&quot;)">
            <text:p/>
          </table:table-cell>
          <table:table-cell table:style-name="ce12" table:formula="of:=IF(AND([.$A$10]=[.$B64];[.$B$10]=[.$C64]);[.$H64];&quot;&quot;)">
            <text:p/>
          </table:table-cell>
          <table:table-cell table:style-name="ce12" table:formula="of:=IF(AND([.$A$11]=[.$B64];[.$B$11]=[.$C64]);[.$H64];&quot;&quot;)">
            <text:p/>
          </table:table-cell>
          <table:table-cell table:style-name="ce12" table:formula="of:=IF(AND([.$A$12]=[.$B64];[.$B$12]=[.$C64]);[.$H64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21570">
            <text:p>21570</text:p>
          </table:table-cell>
          <table:table-cell table:style-name="ce2" office:value-type="float" office:value="6210">
            <text:p>6210</text:p>
          </table:table-cell>
          <table:table-cell table:style-name="ce2" office:value-type="float" office:value="76">
            <text:p>76</text:p>
          </table:table-cell>
          <table:table-cell table:style-name="ce2" office:value-type="string">
            <text:p>0.71</text:p>
          </table:table-cell>
          <table:table-cell table:style-name="ce9" table:formula="of:=[.E65]/[.D65]" office:value-type="percentage" office:value="0.287899860917942">
            <text:p>28,790%</text:p>
          </table:table-cell>
          <table:table-cell table:number-columns-repeated="2"/>
          <table:table-cell table:style-name="ce12" table:formula="of:=IF(AND([.$A$4]=[.B65];[.$B$4]=[.C65]);[.H65];&quot;&quot;)">
            <text:p/>
          </table:table-cell>
          <table:table-cell table:style-name="ce12" table:formula="of:=IF(AND([.$A$5]=[.$B65];[.$B$5]=[.$C65]);[.$H65];&quot;&quot;)" office:value-type="percentage" office:value="0.287899860917942">
            <text:p>28,79%</text:p>
          </table:table-cell>
          <table:table-cell table:style-name="ce12" table:formula="of:=IF(AND([.$A$6]=[.$B65];[.$B$6]=[.$C65]);[.$H65];&quot;&quot;)">
            <text:p/>
          </table:table-cell>
          <table:table-cell table:style-name="ce12" table:formula="of:=IF(AND([.$A$7]=[.$B65];[.$B$7]=[.$C65]);[.$H65];&quot;&quot;)">
            <text:p/>
          </table:table-cell>
          <table:table-cell table:style-name="ce12" table:formula="of:=IF(AND([.$A$8]=[.$B65];[.$B$8]=[.$C65]);[.$H65];&quot;&quot;)">
            <text:p/>
          </table:table-cell>
          <table:table-cell table:style-name="ce12" table:formula="of:=IF(AND([.$A$9]=[.$B65];[.$B$9]=[.$C65]);[.$H65];&quot;&quot;)">
            <text:p/>
          </table:table-cell>
          <table:table-cell table:style-name="ce12" table:formula="of:=IF(AND([.$A$10]=[.$B65];[.$B$10]=[.$C65]);[.$H65];&quot;&quot;)">
            <text:p/>
          </table:table-cell>
          <table:table-cell table:style-name="ce12" table:formula="of:=IF(AND([.$A$11]=[.$B65];[.$B$11]=[.$C65]);[.$H65];&quot;&quot;)">
            <text:p/>
          </table:table-cell>
          <table:table-cell table:style-name="ce12" table:formula="of:=IF(AND([.$A$12]=[.$B65];[.$B$12]=[.$C65]);[.$H65];&quot;&quot;)">
            <text:p/>
          </table:table-cell>
          <table:table-cell/>
        </table:table-row>
        <table:table-row table:style-name="ro1">
          <table:table-cell table:style-name="ce2" office:value-type="string">
            <text:p>berlin52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2940">
            <text:p>22940</text:p>
          </table:table-cell>
          <table:table-cell table:style-name="ce2" office:value-type="float" office:value="6700">
            <text:p>6700</text:p>
          </table:table-cell>
          <table:table-cell table:style-name="ce2" office:value-type="float" office:value="111">
            <text:p>111</text:p>
          </table:table-cell>
          <table:table-cell table:style-name="ce2" office:value-type="string">
            <text:p>0.134</text:p>
          </table:table-cell>
          <table:table-cell table:style-name="ce9" table:formula="of:=[.E66]/[.D66]" office:value-type="percentage" office:value="0.292066259808195">
            <text:p>29,207%</text:p>
          </table:table-cell>
          <table:table-cell table:number-columns-repeated="2"/>
          <table:table-cell table:style-name="ce12" table:formula="of:=IF(AND([.$A$4]=[.B66];[.$B$4]=[.C66]);[.H66];&quot;&quot;)">
            <text:p/>
          </table:table-cell>
          <table:table-cell table:style-name="ce12" table:formula="of:=IF(AND([.$A$5]=[.$B66];[.$B$5]=[.$C66]);[.$H66];&quot;&quot;)">
            <text:p/>
          </table:table-cell>
          <table:table-cell table:style-name="ce12" table:formula="of:=IF(AND([.$A$6]=[.$B66];[.$B$6]=[.$C66]);[.$H66];&quot;&quot;)" office:value-type="percentage" office:value="0.292066259808195">
            <text:p>29,21%</text:p>
          </table:table-cell>
          <table:table-cell table:style-name="ce12" table:formula="of:=IF(AND([.$A$7]=[.$B66];[.$B$7]=[.$C66]);[.$H66];&quot;&quot;)">
            <text:p/>
          </table:table-cell>
          <table:table-cell table:style-name="ce12" table:formula="of:=IF(AND([.$A$8]=[.$B66];[.$B$8]=[.$C66]);[.$H66];&quot;&quot;)">
            <text:p/>
          </table:table-cell>
          <table:table-cell table:style-name="ce12" table:formula="of:=IF(AND([.$A$9]=[.$B66];[.$B$9]=[.$C66]);[.$H66];&quot;&quot;)">
            <text:p/>
          </table:table-cell>
          <table:table-cell table:style-name="ce12" table:formula="of:=IF(AND([.$A$10]=[.$B66];[.$B$10]=[.$C66]);[.$H66];&quot;&quot;)">
            <text:p/>
          </table:table-cell>
          <table:table-cell table:style-name="ce12" table:formula="of:=IF(AND([.$A$11]=[.$B66];[.$B$11]=[.$C66]);[.$H66];&quot;&quot;)">
            <text:p/>
          </table:table-cell>
          <table:table-cell table:style-name="ce12" table:formula="of:=IF(AND([.$A$12]=[.$B66];[.$B$12]=[.$C66]);[.$H66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0204">
            <text:p>30204</text:p>
          </table:table-cell>
          <table:table-cell table:style-name="ce2" office:value-type="float" office:value="5774">
            <text:p>5774</text:p>
          </table:table-cell>
          <table:table-cell table:style-name="ce2" office:value-type="float" office:value="333">
            <text:p>333</text:p>
          </table:table-cell>
          <table:table-cell table:style-name="ce2" office:value-type="string">
            <text:p>0.430</text:p>
          </table:table-cell>
          <table:table-cell table:style-name="ce9" table:formula="of:=[.E67]/[.D67]" office:value-type="percentage" office:value="0.191166732883062">
            <text:p>19,117%</text:p>
          </table:table-cell>
          <table:table-cell table:number-columns-repeated="2"/>
          <table:table-cell table:style-name="ce12" table:formula="of:=IF(AND([.$A$4]=[.B67];[.$B$4]=[.C67]);[.H67];&quot;&quot;)" office:value-type="percentage" office:value="0.191166732883062">
            <text:p>19,12%</text:p>
          </table:table-cell>
          <table:table-cell table:style-name="ce12" table:formula="of:=IF(AND([.$A$5]=[.$B67];[.$B$5]=[.$C67]);[.$H67];&quot;&quot;)">
            <text:p/>
          </table:table-cell>
          <table:table-cell table:style-name="ce12" table:formula="of:=IF(AND([.$A$6]=[.$B67];[.$B$6]=[.$C67]);[.$H67];&quot;&quot;)">
            <text:p/>
          </table:table-cell>
          <table:table-cell table:style-name="ce12" table:formula="of:=IF(AND([.$A$7]=[.$B67];[.$B$7]=[.$C67]);[.$H67];&quot;&quot;)">
            <text:p/>
          </table:table-cell>
          <table:table-cell table:style-name="ce12" table:formula="of:=IF(AND([.$A$8]=[.$B67];[.$B$8]=[.$C67]);[.$H67];&quot;&quot;)">
            <text:p/>
          </table:table-cell>
          <table:table-cell table:style-name="ce12" table:formula="of:=IF(AND([.$A$9]=[.$B67];[.$B$9]=[.$C67]);[.$H67];&quot;&quot;)">
            <text:p/>
          </table:table-cell>
          <table:table-cell table:style-name="ce12" table:formula="of:=IF(AND([.$A$10]=[.$B67];[.$B$10]=[.$C67]);[.$H67];&quot;&quot;)">
            <text:p/>
          </table:table-cell>
          <table:table-cell table:style-name="ce12" table:formula="of:=IF(AND([.$A$11]=[.$B67];[.$B$11]=[.$C67]);[.$H67];&quot;&quot;)">
            <text:p/>
          </table:table-cell>
          <table:table-cell table:style-name="ce12" table:formula="of:=IF(AND([.$A$12]=[.$B67];[.$B$12]=[.$C67]);[.$H67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1398">
            <text:p>31398</text:p>
          </table:table-cell>
          <table:table-cell table:style-name="ce2" office:value-type="float" office:value="6256">
            <text:p>6256</text:p>
          </table:table-cell>
          <table:table-cell table:style-name="ce2" office:value-type="float" office:value="338">
            <text:p>338</text:p>
          </table:table-cell>
          <table:table-cell table:style-name="ce2" office:value-type="string">
            <text:p>0.363</text:p>
          </table:table-cell>
          <table:table-cell table:style-name="ce9" table:formula="of:=[.E68]/[.D68]" office:value-type="percentage" office:value="0.199248359768138">
            <text:p>19,925%</text:p>
          </table:table-cell>
          <table:table-cell table:number-columns-repeated="2"/>
          <table:table-cell table:style-name="ce12" table:formula="of:=IF(AND([.$A$4]=[.B68];[.$B$4]=[.C68]);[.H68];&quot;&quot;)">
            <text:p/>
          </table:table-cell>
          <table:table-cell table:style-name="ce12" table:formula="of:=IF(AND([.$A$5]=[.$B68];[.$B$5]=[.$C68]);[.$H68];&quot;&quot;)" office:value-type="percentage" office:value="0.199248359768138">
            <text:p>19,92%</text:p>
          </table:table-cell>
          <table:table-cell table:style-name="ce12" table:formula="of:=IF(AND([.$A$6]=[.$B68];[.$B$6]=[.$C68]);[.$H68];&quot;&quot;)">
            <text:p/>
          </table:table-cell>
          <table:table-cell table:style-name="ce12" table:formula="of:=IF(AND([.$A$7]=[.$B68];[.$B$7]=[.$C68]);[.$H68];&quot;&quot;)">
            <text:p/>
          </table:table-cell>
          <table:table-cell table:style-name="ce12" table:formula="of:=IF(AND([.$A$8]=[.$B68];[.$B$8]=[.$C68]);[.$H68];&quot;&quot;)">
            <text:p/>
          </table:table-cell>
          <table:table-cell table:style-name="ce12" table:formula="of:=IF(AND([.$A$9]=[.$B68];[.$B$9]=[.$C68]);[.$H68];&quot;&quot;)">
            <text:p/>
          </table:table-cell>
          <table:table-cell table:style-name="ce12" table:formula="of:=IF(AND([.$A$10]=[.$B68];[.$B$10]=[.$C68]);[.$H68];&quot;&quot;)">
            <text:p/>
          </table:table-cell>
          <table:table-cell table:style-name="ce12" table:formula="of:=IF(AND([.$A$11]=[.$B68];[.$B$11]=[.$C68]);[.$H68];&quot;&quot;)">
            <text:p/>
          </table:table-cell>
          <table:table-cell table:style-name="ce12" table:formula="of:=IF(AND([.$A$12]=[.$B68];[.$B$12]=[.$C68]);[.$H68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9546">
            <text:p>29546</text:p>
          </table:table-cell>
          <table:table-cell table:style-name="ce2" office:value-type="float" office:value="5662">
            <text:p>5662</text:p>
          </table:table-cell>
          <table:table-cell table:style-name="ce2" office:value-type="float" office:value="334">
            <text:p>334</text:p>
          </table:table-cell>
          <table:table-cell table:style-name="ce2" office:value-type="string">
            <text:p>0.371</text:p>
          </table:table-cell>
          <table:table-cell table:style-name="ce9" table:formula="of:=[.E69]/[.D69]" office:value-type="percentage" office:value="0.191633385229811">
            <text:p>19,163%</text:p>
          </table:table-cell>
          <table:table-cell table:number-columns-repeated="2"/>
          <table:table-cell table:style-name="ce12" table:formula="of:=IF(AND([.$A$4]=[.B69];[.$B$4]=[.C69]);[.H69];&quot;&quot;)">
            <text:p/>
          </table:table-cell>
          <table:table-cell table:style-name="ce12" table:formula="of:=IF(AND([.$A$5]=[.$B69];[.$B$5]=[.$C69]);[.$H69];&quot;&quot;)">
            <text:p/>
          </table:table-cell>
          <table:table-cell table:style-name="ce12" table:formula="of:=IF(AND([.$A$6]=[.$B69];[.$B$6]=[.$C69]);[.$H69];&quot;&quot;)" office:value-type="percentage" office:value="0.191633385229811">
            <text:p>19,16%</text:p>
          </table:table-cell>
          <table:table-cell table:style-name="ce12" table:formula="of:=IF(AND([.$A$7]=[.$B69];[.$B$7]=[.$C69]);[.$H69];&quot;&quot;)">
            <text:p/>
          </table:table-cell>
          <table:table-cell table:style-name="ce12" table:formula="of:=IF(AND([.$A$8]=[.$B69];[.$B$8]=[.$C69]);[.$H69];&quot;&quot;)">
            <text:p/>
          </table:table-cell>
          <table:table-cell table:style-name="ce12" table:formula="of:=IF(AND([.$A$9]=[.$B69];[.$B$9]=[.$C69]);[.$H69];&quot;&quot;)">
            <text:p/>
          </table:table-cell>
          <table:table-cell table:style-name="ce12" table:formula="of:=IF(AND([.$A$10]=[.$B69];[.$B$10]=[.$C69]);[.$H69];&quot;&quot;)">
            <text:p/>
          </table:table-cell>
          <table:table-cell table:style-name="ce12" table:formula="of:=IF(AND([.$A$11]=[.$B69];[.$B$11]=[.$C69]);[.$H69];&quot;&quot;)">
            <text:p/>
          </table:table-cell>
          <table:table-cell table:style-name="ce12" table:formula="of:=IF(AND([.$A$12]=[.$B69];[.$B$12]=[.$C69]);[.$H69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7714">
            <text:p>27714</text:p>
          </table:table-cell>
          <table:table-cell table:style-name="ce2" office:value-type="float" office:value="5230">
            <text:p>5230</text:p>
          </table:table-cell>
          <table:table-cell table:style-name="ce2" office:value-type="float" office:value="377">
            <text:p>377</text:p>
          </table:table-cell>
          <table:table-cell table:style-name="ce2" office:value-type="string">
            <text:p>0.499</text:p>
          </table:table-cell>
          <table:table-cell table:style-name="ce9" table:formula="of:=[.E70]/[.D70]" office:value-type="percentage" office:value="0.188713285703976">
            <text:p>18,871%</text:p>
          </table:table-cell>
          <table:table-cell table:number-columns-repeated="2"/>
          <table:table-cell table:style-name="ce12" table:formula="of:=IF(AND([.$A$4]=[.B70];[.$B$4]=[.C70]);[.H70];&quot;&quot;)" office:value-type="percentage" office:value="0.188713285703976">
            <text:p>18,87%</text:p>
          </table:table-cell>
          <table:table-cell table:style-name="ce12" table:formula="of:=IF(AND([.$A$5]=[.$B70];[.$B$5]=[.$C70]);[.$H70];&quot;&quot;)">
            <text:p/>
          </table:table-cell>
          <table:table-cell table:style-name="ce12" table:formula="of:=IF(AND([.$A$6]=[.$B70];[.$B$6]=[.$C70]);[.$H70];&quot;&quot;)">
            <text:p/>
          </table:table-cell>
          <table:table-cell table:style-name="ce12" table:formula="of:=IF(AND([.$A$7]=[.$B70];[.$B$7]=[.$C70]);[.$H70];&quot;&quot;)">
            <text:p/>
          </table:table-cell>
          <table:table-cell table:style-name="ce12" table:formula="of:=IF(AND([.$A$8]=[.$B70];[.$B$8]=[.$C70]);[.$H70];&quot;&quot;)">
            <text:p/>
          </table:table-cell>
          <table:table-cell table:style-name="ce12" table:formula="of:=IF(AND([.$A$9]=[.$B70];[.$B$9]=[.$C70]);[.$H70];&quot;&quot;)">
            <text:p/>
          </table:table-cell>
          <table:table-cell table:style-name="ce12" table:formula="of:=IF(AND([.$A$10]=[.$B70];[.$B$10]=[.$C70]);[.$H70];&quot;&quot;)">
            <text:p/>
          </table:table-cell>
          <table:table-cell table:style-name="ce12" table:formula="of:=IF(AND([.$A$11]=[.$B70];[.$B$11]=[.$C70]);[.$H70];&quot;&quot;)">
            <text:p/>
          </table:table-cell>
          <table:table-cell table:style-name="ce12" table:formula="of:=IF(AND([.$A$12]=[.$B70];[.$B$12]=[.$C70]);[.$H70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0830">
            <text:p>30830</text:p>
          </table:table-cell>
          <table:table-cell table:style-name="ce2" office:value-type="float" office:value="4544">
            <text:p>4544</text:p>
          </table:table-cell>
          <table:table-cell table:style-name="ce2" office:value-type="float" office:value="380">
            <text:p>380</text:p>
          </table:table-cell>
          <table:table-cell table:style-name="ce2" office:value-type="string">
            <text:p>0.507</text:p>
          </table:table-cell>
          <table:table-cell table:style-name="ce9" table:formula="of:=[.E71]/[.D71]" office:value-type="percentage" office:value="0.147388906908855">
            <text:p>14,739%</text:p>
          </table:table-cell>
          <table:table-cell table:number-columns-repeated="2"/>
          <table:table-cell table:style-name="ce12" table:formula="of:=IF(AND([.$A$4]=[.B71];[.$B$4]=[.C71]);[.H71];&quot;&quot;)">
            <text:p/>
          </table:table-cell>
          <table:table-cell table:style-name="ce12" table:formula="of:=IF(AND([.$A$5]=[.$B71];[.$B$5]=[.$C71]);[.$H71];&quot;&quot;)" office:value-type="percentage" office:value="0.147388906908855">
            <text:p>14,74%</text:p>
          </table:table-cell>
          <table:table-cell table:style-name="ce12" table:formula="of:=IF(AND([.$A$6]=[.$B71];[.$B$6]=[.$C71]);[.$H71];&quot;&quot;)">
            <text:p/>
          </table:table-cell>
          <table:table-cell table:style-name="ce12" table:formula="of:=IF(AND([.$A$7]=[.$B71];[.$B$7]=[.$C71]);[.$H71];&quot;&quot;)">
            <text:p/>
          </table:table-cell>
          <table:table-cell table:style-name="ce12" table:formula="of:=IF(AND([.$A$8]=[.$B71];[.$B$8]=[.$C71]);[.$H71];&quot;&quot;)">
            <text:p/>
          </table:table-cell>
          <table:table-cell table:style-name="ce12" table:formula="of:=IF(AND([.$A$9]=[.$B71];[.$B$9]=[.$C71]);[.$H71];&quot;&quot;)">
            <text:p/>
          </table:table-cell>
          <table:table-cell table:style-name="ce12" table:formula="of:=IF(AND([.$A$10]=[.$B71];[.$B$10]=[.$C71]);[.$H71];&quot;&quot;)">
            <text:p/>
          </table:table-cell>
          <table:table-cell table:style-name="ce12" table:formula="of:=IF(AND([.$A$11]=[.$B71];[.$B$11]=[.$C71]);[.$H71];&quot;&quot;)">
            <text:p/>
          </table:table-cell>
          <table:table-cell table:style-name="ce12" table:formula="of:=IF(AND([.$A$12]=[.$B71];[.$B$12]=[.$C71]);[.$H71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1928">
            <text:p>31928</text:p>
          </table:table-cell>
          <table:table-cell table:style-name="ce2" office:value-type="float" office:value="5928">
            <text:p>5928</text:p>
          </table:table-cell>
          <table:table-cell table:style-name="ce2" office:value-type="float" office:value="337">
            <text:p>337</text:p>
          </table:table-cell>
          <table:table-cell table:style-name="ce2" office:value-type="string">
            <text:p>0.418</text:p>
          </table:table-cell>
          <table:table-cell table:style-name="ce9" table:formula="of:=[.E72]/[.D72]" office:value-type="percentage" office:value="0.185667752442997">
            <text:p>18,567%</text:p>
          </table:table-cell>
          <table:table-cell table:number-columns-repeated="2"/>
          <table:table-cell table:style-name="ce12" table:formula="of:=IF(AND([.$A$4]=[.B72];[.$B$4]=[.C72]);[.H72];&quot;&quot;)">
            <text:p/>
          </table:table-cell>
          <table:table-cell table:style-name="ce12" table:formula="of:=IF(AND([.$A$5]=[.$B72];[.$B$5]=[.$C72]);[.$H72];&quot;&quot;)">
            <text:p/>
          </table:table-cell>
          <table:table-cell table:style-name="ce12" table:formula="of:=IF(AND([.$A$6]=[.$B72];[.$B$6]=[.$C72]);[.$H72];&quot;&quot;)" office:value-type="percentage" office:value="0.185667752442997">
            <text:p>18,57%</text:p>
          </table:table-cell>
          <table:table-cell table:style-name="ce12" table:formula="of:=IF(AND([.$A$7]=[.$B72];[.$B$7]=[.$C72]);[.$H72];&quot;&quot;)">
            <text:p/>
          </table:table-cell>
          <table:table-cell table:style-name="ce12" table:formula="of:=IF(AND([.$A$8]=[.$B72];[.$B$8]=[.$C72]);[.$H72];&quot;&quot;)">
            <text:p/>
          </table:table-cell>
          <table:table-cell table:style-name="ce12" table:formula="of:=IF(AND([.$A$9]=[.$B72];[.$B$9]=[.$C72]);[.$H72];&quot;&quot;)">
            <text:p/>
          </table:table-cell>
          <table:table-cell table:style-name="ce12" table:formula="of:=IF(AND([.$A$10]=[.$B72];[.$B$10]=[.$C72]);[.$H72];&quot;&quot;)">
            <text:p/>
          </table:table-cell>
          <table:table-cell table:style-name="ce12" table:formula="of:=IF(AND([.$A$11]=[.$B72];[.$B$11]=[.$C72]);[.$H72];&quot;&quot;)">
            <text:p/>
          </table:table-cell>
          <table:table-cell table:style-name="ce12" table:formula="of:=IF(AND([.$A$12]=[.$B72];[.$B$12]=[.$C72]);[.$H72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2132">
            <text:p>32132</text:p>
          </table:table-cell>
          <table:table-cell table:style-name="ce2" office:value-type="float" office:value="4702">
            <text:p>4702</text:p>
          </table:table-cell>
          <table:table-cell table:style-name="ce2" office:value-type="float" office:value="358">
            <text:p>358</text:p>
          </table:table-cell>
          <table:table-cell table:style-name="ce2" office:value-type="string">
            <text:p>0.442</text:p>
          </table:table-cell>
          <table:table-cell table:style-name="ce9" table:formula="of:=[.E73]/[.D73]" office:value-type="percentage" office:value="0.146333872774804">
            <text:p>14,633%</text:p>
          </table:table-cell>
          <table:table-cell table:number-columns-repeated="2"/>
          <table:table-cell table:style-name="ce12" table:formula="of:=IF(AND([.$A$4]=[.B73];[.$B$4]=[.C73]);[.H73];&quot;&quot;)" office:value-type="percentage" office:value="0.146333872774804">
            <text:p>14,63%</text:p>
          </table:table-cell>
          <table:table-cell table:style-name="ce12" table:formula="of:=IF(AND([.$A$5]=[.$B73];[.$B$5]=[.$C73]);[.$H73];&quot;&quot;)">
            <text:p/>
          </table:table-cell>
          <table:table-cell table:style-name="ce12" table:formula="of:=IF(AND([.$A$6]=[.$B73];[.$B$6]=[.$C73]);[.$H73];&quot;&quot;)">
            <text:p/>
          </table:table-cell>
          <table:table-cell table:style-name="ce12" table:formula="of:=IF(AND([.$A$7]=[.$B73];[.$B$7]=[.$C73]);[.$H73];&quot;&quot;)">
            <text:p/>
          </table:table-cell>
          <table:table-cell table:style-name="ce12" table:formula="of:=IF(AND([.$A$8]=[.$B73];[.$B$8]=[.$C73]);[.$H73];&quot;&quot;)">
            <text:p/>
          </table:table-cell>
          <table:table-cell table:style-name="ce12" table:formula="of:=IF(AND([.$A$9]=[.$B73];[.$B$9]=[.$C73]);[.$H73];&quot;&quot;)">
            <text:p/>
          </table:table-cell>
          <table:table-cell table:style-name="ce12" table:formula="of:=IF(AND([.$A$10]=[.$B73];[.$B$10]=[.$C73]);[.$H73];&quot;&quot;)">
            <text:p/>
          </table:table-cell>
          <table:table-cell table:style-name="ce12" table:formula="of:=IF(AND([.$A$11]=[.$B73];[.$B$11]=[.$C73]);[.$H73];&quot;&quot;)">
            <text:p/>
          </table:table-cell>
          <table:table-cell table:style-name="ce12" table:formula="of:=IF(AND([.$A$12]=[.$B73];[.$B$12]=[.$C73]);[.$H73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0818">
            <text:p>30818</text:p>
          </table:table-cell>
          <table:table-cell table:style-name="ce2" office:value-type="float" office:value="5822">
            <text:p>5822</text:p>
          </table:table-cell>
          <table:table-cell table:style-name="ce2" office:value-type="float" office:value="322">
            <text:p>322</text:p>
          </table:table-cell>
          <table:table-cell table:style-name="ce2" office:value-type="string">
            <text:p>0.355</text:p>
          </table:table-cell>
          <table:table-cell table:style-name="ce9" table:formula="of:=[.E74]/[.D74]" office:value-type="percentage" office:value="0.188915568823415">
            <text:p>18,892%</text:p>
          </table:table-cell>
          <table:table-cell table:number-columns-repeated="2"/>
          <table:table-cell table:style-name="ce12" table:formula="of:=IF(AND([.$A$4]=[.B74];[.$B$4]=[.C74]);[.H74];&quot;&quot;)">
            <text:p/>
          </table:table-cell>
          <table:table-cell table:style-name="ce12" table:formula="of:=IF(AND([.$A$5]=[.$B74];[.$B$5]=[.$C74]);[.$H74];&quot;&quot;)" office:value-type="percentage" office:value="0.188915568823415">
            <text:p>18,89%</text:p>
          </table:table-cell>
          <table:table-cell table:style-name="ce12" table:formula="of:=IF(AND([.$A$6]=[.$B74];[.$B$6]=[.$C74]);[.$H74];&quot;&quot;)">
            <text:p/>
          </table:table-cell>
          <table:table-cell table:style-name="ce12" table:formula="of:=IF(AND([.$A$7]=[.$B74];[.$B$7]=[.$C74]);[.$H74];&quot;&quot;)">
            <text:p/>
          </table:table-cell>
          <table:table-cell table:style-name="ce12" table:formula="of:=IF(AND([.$A$8]=[.$B74];[.$B$8]=[.$C74]);[.$H74];&quot;&quot;)">
            <text:p/>
          </table:table-cell>
          <table:table-cell table:style-name="ce12" table:formula="of:=IF(AND([.$A$9]=[.$B74];[.$B$9]=[.$C74]);[.$H74];&quot;&quot;)">
            <text:p/>
          </table:table-cell>
          <table:table-cell table:style-name="ce12" table:formula="of:=IF(AND([.$A$10]=[.$B74];[.$B$10]=[.$C74]);[.$H74];&quot;&quot;)">
            <text:p/>
          </table:table-cell>
          <table:table-cell table:style-name="ce12" table:formula="of:=IF(AND([.$A$11]=[.$B74];[.$B$11]=[.$C74]);[.$H74];&quot;&quot;)">
            <text:p/>
          </table:table-cell>
          <table:table-cell table:style-name="ce12" table:formula="of:=IF(AND([.$A$12]=[.$B74];[.$B$12]=[.$C74]);[.$H74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28526">
            <text:p>28526</text:p>
          </table:table-cell>
          <table:table-cell table:style-name="ce2" office:value-type="float" office:value="4544">
            <text:p>4544</text:p>
          </table:table-cell>
          <table:table-cell table:style-name="ce2" office:value-type="float" office:value="387">
            <text:p>387</text:p>
          </table:table-cell>
          <table:table-cell table:style-name="ce2" office:value-type="string">
            <text:p>0.538</text:p>
          </table:table-cell>
          <table:table-cell table:style-name="ce9" table:formula="of:=[.E75]/[.D75]" office:value-type="percentage" office:value="0.159293276309332">
            <text:p>15,929%</text:p>
          </table:table-cell>
          <table:table-cell table:number-columns-repeated="2"/>
          <table:table-cell table:style-name="ce12" table:formula="of:=IF(AND([.$A$4]=[.B75];[.$B$4]=[.C75]);[.H75];&quot;&quot;)">
            <text:p/>
          </table:table-cell>
          <table:table-cell table:style-name="ce12" table:formula="of:=IF(AND([.$A$5]=[.$B75];[.$B$5]=[.$C75]);[.$H75];&quot;&quot;)">
            <text:p/>
          </table:table-cell>
          <table:table-cell table:style-name="ce12" table:formula="of:=IF(AND([.$A$6]=[.$B75];[.$B$6]=[.$C75]);[.$H75];&quot;&quot;)" office:value-type="percentage" office:value="0.159293276309332">
            <text:p>15,93%</text:p>
          </table:table-cell>
          <table:table-cell table:style-name="ce12" table:formula="of:=IF(AND([.$A$7]=[.$B75];[.$B$7]=[.$C75]);[.$H75];&quot;&quot;)">
            <text:p/>
          </table:table-cell>
          <table:table-cell table:style-name="ce12" table:formula="of:=IF(AND([.$A$8]=[.$B75];[.$B$8]=[.$C75]);[.$H75];&quot;&quot;)">
            <text:p/>
          </table:table-cell>
          <table:table-cell table:style-name="ce12" table:formula="of:=IF(AND([.$A$9]=[.$B75];[.$B$9]=[.$C75]);[.$H75];&quot;&quot;)">
            <text:p/>
          </table:table-cell>
          <table:table-cell table:style-name="ce12" table:formula="of:=IF(AND([.$A$10]=[.$B75];[.$B$10]=[.$C75]);[.$H75];&quot;&quot;)">
            <text:p/>
          </table:table-cell>
          <table:table-cell table:style-name="ce12" table:formula="of:=IF(AND([.$A$11]=[.$B75];[.$B$11]=[.$C75]);[.$H75];&quot;&quot;)">
            <text:p/>
          </table:table-cell>
          <table:table-cell table:style-name="ce12" table:formula="of:=IF(AND([.$A$12]=[.$B75];[.$B$12]=[.$C75]);[.$H75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29482">
            <text:p>29482</text:p>
          </table:table-cell>
          <table:table-cell table:style-name="ce2" office:value-type="float" office:value="5538">
            <text:p>5538</text:p>
          </table:table-cell>
          <table:table-cell table:style-name="ce2" office:value-type="float" office:value="350">
            <text:p>350</text:p>
          </table:table-cell>
          <table:table-cell table:style-name="ce2" office:value-type="string">
            <text:p>0.340</text:p>
          </table:table-cell>
          <table:table-cell table:style-name="ce9" table:formula="of:=[.E76]/[.D76]" office:value-type="percentage" office:value="0.187843429889424">
            <text:p>18,784%</text:p>
          </table:table-cell>
          <table:table-cell table:number-columns-repeated="2"/>
          <table:table-cell table:style-name="ce12" table:formula="of:=IF(AND([.$A$4]=[.B76];[.$B$4]=[.C76]);[.H76];&quot;&quot;)" office:value-type="percentage" office:value="0.187843429889424">
            <text:p>18,78%</text:p>
          </table:table-cell>
          <table:table-cell table:style-name="ce12" table:formula="of:=IF(AND([.$A$5]=[.$B76];[.$B$5]=[.$C76]);[.$H76];&quot;&quot;)">
            <text:p/>
          </table:table-cell>
          <table:table-cell table:style-name="ce12" table:formula="of:=IF(AND([.$A$6]=[.$B76];[.$B$6]=[.$C76]);[.$H76];&quot;&quot;)">
            <text:p/>
          </table:table-cell>
          <table:table-cell table:style-name="ce12" table:formula="of:=IF(AND([.$A$7]=[.$B76];[.$B$7]=[.$C76]);[.$H76];&quot;&quot;)">
            <text:p/>
          </table:table-cell>
          <table:table-cell table:style-name="ce12" table:formula="of:=IF(AND([.$A$8]=[.$B76];[.$B$8]=[.$C76]);[.$H76];&quot;&quot;)">
            <text:p/>
          </table:table-cell>
          <table:table-cell table:style-name="ce12" table:formula="of:=IF(AND([.$A$9]=[.$B76];[.$B$9]=[.$C76]);[.$H76];&quot;&quot;)">
            <text:p/>
          </table:table-cell>
          <table:table-cell table:style-name="ce12" table:formula="of:=IF(AND([.$A$10]=[.$B76];[.$B$10]=[.$C76]);[.$H76];&quot;&quot;)">
            <text:p/>
          </table:table-cell>
          <table:table-cell table:style-name="ce12" table:formula="of:=IF(AND([.$A$11]=[.$B76];[.$B$11]=[.$C76]);[.$H76];&quot;&quot;)">
            <text:p/>
          </table:table-cell>
          <table:table-cell table:style-name="ce12" table:formula="of:=IF(AND([.$A$12]=[.$B76];[.$B$12]=[.$C76]);[.$H76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0618">
            <text:p>30618</text:p>
          </table:table-cell>
          <table:table-cell table:style-name="ce2" office:value-type="float" office:value="4946">
            <text:p>4946</text:p>
          </table:table-cell>
          <table:table-cell table:style-name="ce2" office:value-type="float" office:value="412">
            <text:p>412</text:p>
          </table:table-cell>
          <table:table-cell table:style-name="ce2" office:value-type="string">
            <text:p>0.671</text:p>
          </table:table-cell>
          <table:table-cell table:style-name="ce9" table:formula="of:=[.E77]/[.D77]" office:value-type="percentage" office:value="0.1615389640081">
            <text:p>16,154%</text:p>
          </table:table-cell>
          <table:table-cell table:number-columns-repeated="2"/>
          <table:table-cell table:style-name="ce12" table:formula="of:=IF(AND([.$A$4]=[.B77];[.$B$4]=[.C77]);[.H77];&quot;&quot;)">
            <text:p/>
          </table:table-cell>
          <table:table-cell table:style-name="ce12" table:formula="of:=IF(AND([.$A$5]=[.$B77];[.$B$5]=[.$C77]);[.$H77];&quot;&quot;)" office:value-type="percentage" office:value="0.1615389640081">
            <text:p>16,15%</text:p>
          </table:table-cell>
          <table:table-cell table:style-name="ce12" table:formula="of:=IF(AND([.$A$6]=[.$B77];[.$B$6]=[.$C77]);[.$H77];&quot;&quot;)">
            <text:p/>
          </table:table-cell>
          <table:table-cell table:style-name="ce12" table:formula="of:=IF(AND([.$A$7]=[.$B77];[.$B$7]=[.$C77]);[.$H77];&quot;&quot;)">
            <text:p/>
          </table:table-cell>
          <table:table-cell table:style-name="ce12" table:formula="of:=IF(AND([.$A$8]=[.$B77];[.$B$8]=[.$C77]);[.$H77];&quot;&quot;)">
            <text:p/>
          </table:table-cell>
          <table:table-cell table:style-name="ce12" table:formula="of:=IF(AND([.$A$9]=[.$B77];[.$B$9]=[.$C77]);[.$H77];&quot;&quot;)">
            <text:p/>
          </table:table-cell>
          <table:table-cell table:style-name="ce12" table:formula="of:=IF(AND([.$A$10]=[.$B77];[.$B$10]=[.$C77]);[.$H77];&quot;&quot;)">
            <text:p/>
          </table:table-cell>
          <table:table-cell table:style-name="ce12" table:formula="of:=IF(AND([.$A$11]=[.$B77];[.$B$11]=[.$C77]);[.$H77];&quot;&quot;)">
            <text:p/>
          </table:table-cell>
          <table:table-cell table:style-name="ce12" table:formula="of:=IF(AND([.$A$12]=[.$B77];[.$B$12]=[.$C77]);[.$H77];&quot;&quot;)">
            <text:p/>
          </table:table-cell>
          <table:table-cell/>
        </table:table-row>
        <table:table-row table:style-name="ro1">
          <table:table-cell table:style-name="ce2" office:value-type="string">
            <text:p>ch13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1034">
            <text:p>31034</text:p>
          </table:table-cell>
          <table:table-cell table:style-name="ce2" office:value-type="float" office:value="5656">
            <text:p>5656</text:p>
          </table:table-cell>
          <table:table-cell table:style-name="ce2" office:value-type="float" office:value="373">
            <text:p>373</text:p>
          </table:table-cell>
          <table:table-cell table:style-name="ce2" office:value-type="string">
            <text:p>0.472</text:p>
          </table:table-cell>
          <table:table-cell table:style-name="ce9" table:formula="of:=[.E78]/[.D78]" office:value-type="percentage" office:value="0.182251723915705">
            <text:p>18,225%</text:p>
          </table:table-cell>
          <table:table-cell table:number-columns-repeated="2"/>
          <table:table-cell table:style-name="ce12" table:formula="of:=IF(AND([.$A$4]=[.B78];[.$B$4]=[.C78]);[.H78];&quot;&quot;)">
            <text:p/>
          </table:table-cell>
          <table:table-cell table:style-name="ce12" table:formula="of:=IF(AND([.$A$5]=[.$B78];[.$B$5]=[.$C78]);[.$H78];&quot;&quot;)">
            <text:p/>
          </table:table-cell>
          <table:table-cell table:style-name="ce12" table:formula="of:=IF(AND([.$A$6]=[.$B78];[.$B$6]=[.$C78]);[.$H78];&quot;&quot;)" office:value-type="percentage" office:value="0.182251723915705">
            <text:p>18,23%</text:p>
          </table:table-cell>
          <table:table-cell table:style-name="ce12" table:formula="of:=IF(AND([.$A$7]=[.$B78];[.$B$7]=[.$C78]);[.$H78];&quot;&quot;)">
            <text:p/>
          </table:table-cell>
          <table:table-cell table:style-name="ce12" table:formula="of:=IF(AND([.$A$8]=[.$B78];[.$B$8]=[.$C78]);[.$H78];&quot;&quot;)">
            <text:p/>
          </table:table-cell>
          <table:table-cell table:style-name="ce12" table:formula="of:=IF(AND([.$A$9]=[.$B78];[.$B$9]=[.$C78]);[.$H78];&quot;&quot;)">
            <text:p/>
          </table:table-cell>
          <table:table-cell table:style-name="ce12" table:formula="of:=IF(AND([.$A$10]=[.$B78];[.$B$10]=[.$C78]);[.$H78];&quot;&quot;)">
            <text:p/>
          </table:table-cell>
          <table:table-cell table:style-name="ce12" table:formula="of:=IF(AND([.$A$11]=[.$B78];[.$B$11]=[.$C78]);[.$H78];&quot;&quot;)">
            <text:p/>
          </table:table-cell>
          <table:table-cell table:style-name="ce12" table:formula="of:=IF(AND([.$A$12]=[.$B78];[.$B$12]=[.$C78]);[.$H78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5194">
            <text:p>35194</text:p>
          </table:table-cell>
          <table:table-cell table:style-name="ce2" office:value-type="float" office:value="7640">
            <text:p>7640</text:p>
          </table:table-cell>
          <table:table-cell table:style-name="ce2" office:value-type="float" office:value="408">
            <text:p>408</text:p>
          </table:table-cell>
          <table:table-cell table:style-name="ce2" office:value-type="string">
            <text:p>0.476</text:p>
          </table:table-cell>
          <table:table-cell table:style-name="ce9" table:formula="of:=[.E79]/[.D79]" office:value-type="percentage" office:value="0.217082457237029">
            <text:p>21,708%</text:p>
          </table:table-cell>
          <table:table-cell table:number-columns-repeated="2"/>
          <table:table-cell table:style-name="ce12" table:formula="of:=IF(AND([.$A$4]=[.B79];[.$B$4]=[.C79]);[.H79];&quot;&quot;)" office:value-type="percentage" office:value="0.217082457237029">
            <text:p>21,71%</text:p>
          </table:table-cell>
          <table:table-cell table:style-name="ce12" table:formula="of:=IF(AND([.$A$5]=[.$B79];[.$B$5]=[.$C79]);[.$H79];&quot;&quot;)">
            <text:p/>
          </table:table-cell>
          <table:table-cell table:style-name="ce12" table:formula="of:=IF(AND([.$A$6]=[.$B79];[.$B$6]=[.$C79]);[.$H79];&quot;&quot;)">
            <text:p/>
          </table:table-cell>
          <table:table-cell table:style-name="ce12" table:formula="of:=IF(AND([.$A$7]=[.$B79];[.$B$7]=[.$C79]);[.$H79];&quot;&quot;)">
            <text:p/>
          </table:table-cell>
          <table:table-cell table:style-name="ce12" table:formula="of:=IF(AND([.$A$8]=[.$B79];[.$B$8]=[.$C79]);[.$H79];&quot;&quot;)">
            <text:p/>
          </table:table-cell>
          <table:table-cell table:style-name="ce12" table:formula="of:=IF(AND([.$A$9]=[.$B79];[.$B$9]=[.$C79]);[.$H79];&quot;&quot;)">
            <text:p/>
          </table:table-cell>
          <table:table-cell table:style-name="ce12" table:formula="of:=IF(AND([.$A$10]=[.$B79];[.$B$10]=[.$C79]);[.$H79];&quot;&quot;)">
            <text:p/>
          </table:table-cell>
          <table:table-cell table:style-name="ce12" table:formula="of:=IF(AND([.$A$11]=[.$B79];[.$B$11]=[.$C79]);[.$H79];&quot;&quot;)">
            <text:p/>
          </table:table-cell>
          <table:table-cell table:style-name="ce12" table:formula="of:=IF(AND([.$A$12]=[.$B79];[.$B$12]=[.$C79]);[.$H79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5608">
            <text:p>35608</text:p>
          </table:table-cell>
          <table:table-cell table:style-name="ce2" office:value-type="float" office:value="5570">
            <text:p>5570</text:p>
          </table:table-cell>
          <table:table-cell table:style-name="ce2" office:value-type="float" office:value="516">
            <text:p>516</text:p>
          </table:table-cell>
          <table:table-cell table:style-name="ce2" office:value-type="string">
            <text:p>0.838</text:p>
          </table:table-cell>
          <table:table-cell table:style-name="ce9" table:formula="of:=[.E80]/[.D80]" office:value-type="percentage" office:value="0.156425522354527">
            <text:p>15,643%</text:p>
          </table:table-cell>
          <table:table-cell table:number-columns-repeated="2"/>
          <table:table-cell table:style-name="ce12" table:formula="of:=IF(AND([.$A$4]=[.B80];[.$B$4]=[.C80]);[.H80];&quot;&quot;)">
            <text:p/>
          </table:table-cell>
          <table:table-cell table:style-name="ce12" table:formula="of:=IF(AND([.$A$5]=[.$B80];[.$B$5]=[.$C80]);[.$H80];&quot;&quot;)" office:value-type="percentage" office:value="0.156425522354527">
            <text:p>15,64%</text:p>
          </table:table-cell>
          <table:table-cell table:style-name="ce12" table:formula="of:=IF(AND([.$A$6]=[.$B80];[.$B$6]=[.$C80]);[.$H80];&quot;&quot;)">
            <text:p/>
          </table:table-cell>
          <table:table-cell table:style-name="ce12" table:formula="of:=IF(AND([.$A$7]=[.$B80];[.$B$7]=[.$C80]);[.$H80];&quot;&quot;)">
            <text:p/>
          </table:table-cell>
          <table:table-cell table:style-name="ce12" table:formula="of:=IF(AND([.$A$8]=[.$B80];[.$B$8]=[.$C80]);[.$H80];&quot;&quot;)">
            <text:p/>
          </table:table-cell>
          <table:table-cell table:style-name="ce12" table:formula="of:=IF(AND([.$A$9]=[.$B80];[.$B$9]=[.$C80]);[.$H80];&quot;&quot;)">
            <text:p/>
          </table:table-cell>
          <table:table-cell table:style-name="ce12" table:formula="of:=IF(AND([.$A$10]=[.$B80];[.$B$10]=[.$C80]);[.$H80];&quot;&quot;)">
            <text:p/>
          </table:table-cell>
          <table:table-cell table:style-name="ce12" table:formula="of:=IF(AND([.$A$11]=[.$B80];[.$B$11]=[.$C80]);[.$H80];&quot;&quot;)">
            <text:p/>
          </table:table-cell>
          <table:table-cell table:style-name="ce12" table:formula="of:=IF(AND([.$A$12]=[.$B80];[.$B$12]=[.$C80]);[.$H80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5928">
            <text:p>35928</text:p>
          </table:table-cell>
          <table:table-cell table:style-name="ce2" office:value-type="float" office:value="6712">
            <text:p>6712</text:p>
          </table:table-cell>
          <table:table-cell table:style-name="ce2" office:value-type="float" office:value="433">
            <text:p>433</text:p>
          </table:table-cell>
          <table:table-cell table:style-name="ce2" office:value-type="string">
            <text:p>0.644</text:p>
          </table:table-cell>
          <table:table-cell table:style-name="ce9" table:formula="of:=[.E81]/[.D81]" office:value-type="percentage" office:value="0.186818080605656">
            <text:p>18,682%</text:p>
          </table:table-cell>
          <table:table-cell table:number-columns-repeated="2"/>
          <table:table-cell table:style-name="ce12" table:formula="of:=IF(AND([.$A$4]=[.B81];[.$B$4]=[.C81]);[.H81];&quot;&quot;)">
            <text:p/>
          </table:table-cell>
          <table:table-cell table:style-name="ce12" table:formula="of:=IF(AND([.$A$5]=[.$B81];[.$B$5]=[.$C81]);[.$H81];&quot;&quot;)">
            <text:p/>
          </table:table-cell>
          <table:table-cell table:style-name="ce12" table:formula="of:=IF(AND([.$A$6]=[.$B81];[.$B$6]=[.$C81]);[.$H81];&quot;&quot;)" office:value-type="percentage" office:value="0.186818080605656">
            <text:p>18,68%</text:p>
          </table:table-cell>
          <table:table-cell table:style-name="ce12" table:formula="of:=IF(AND([.$A$7]=[.$B81];[.$B$7]=[.$C81]);[.$H81];&quot;&quot;)">
            <text:p/>
          </table:table-cell>
          <table:table-cell table:style-name="ce12" table:formula="of:=IF(AND([.$A$8]=[.$B81];[.$B$8]=[.$C81]);[.$H81];&quot;&quot;)">
            <text:p/>
          </table:table-cell>
          <table:table-cell table:style-name="ce12" table:formula="of:=IF(AND([.$A$9]=[.$B81];[.$B$9]=[.$C81]);[.$H81];&quot;&quot;)">
            <text:p/>
          </table:table-cell>
          <table:table-cell table:style-name="ce12" table:formula="of:=IF(AND([.$A$10]=[.$B81];[.$B$10]=[.$C81]);[.$H81];&quot;&quot;)">
            <text:p/>
          </table:table-cell>
          <table:table-cell table:style-name="ce12" table:formula="of:=IF(AND([.$A$11]=[.$B81];[.$B$11]=[.$C81]);[.$H81];&quot;&quot;)">
            <text:p/>
          </table:table-cell>
          <table:table-cell table:style-name="ce12" table:formula="of:=IF(AND([.$A$12]=[.$B81];[.$B$12]=[.$C81]);[.$H81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5532">
            <text:p>35532</text:p>
          </table:table-cell>
          <table:table-cell table:style-name="ce2" office:value-type="float" office:value="5320">
            <text:p>5320</text:p>
          </table:table-cell>
          <table:table-cell table:style-name="ce2" office:value-type="float" office:value="559">
            <text:p>559</text:p>
          </table:table-cell>
          <table:table-cell table:style-name="ce2" office:value-type="string">
            <text:p>0.635</text:p>
          </table:table-cell>
          <table:table-cell table:style-name="ce9" table:formula="of:=[.E82]/[.D82]" office:value-type="percentage" office:value="0.149724192277384">
            <text:p>14,972%</text:p>
          </table:table-cell>
          <table:table-cell table:number-columns-repeated="2"/>
          <table:table-cell table:style-name="ce12" table:formula="of:=IF(AND([.$A$4]=[.B82];[.$B$4]=[.C82]);[.H82];&quot;&quot;)" office:value-type="percentage" office:value="0.149724192277384">
            <text:p>14,97%</text:p>
          </table:table-cell>
          <table:table-cell table:style-name="ce12" table:formula="of:=IF(AND([.$A$5]=[.$B82];[.$B$5]=[.$C82]);[.$H82];&quot;&quot;)">
            <text:p/>
          </table:table-cell>
          <table:table-cell table:style-name="ce12" table:formula="of:=IF(AND([.$A$6]=[.$B82];[.$B$6]=[.$C82]);[.$H82];&quot;&quot;)">
            <text:p/>
          </table:table-cell>
          <table:table-cell table:style-name="ce12" table:formula="of:=IF(AND([.$A$7]=[.$B82];[.$B$7]=[.$C82]);[.$H82];&quot;&quot;)">
            <text:p/>
          </table:table-cell>
          <table:table-cell table:style-name="ce12" table:formula="of:=IF(AND([.$A$8]=[.$B82];[.$B$8]=[.$C82]);[.$H82];&quot;&quot;)">
            <text:p/>
          </table:table-cell>
          <table:table-cell table:style-name="ce12" table:formula="of:=IF(AND([.$A$9]=[.$B82];[.$B$9]=[.$C82]);[.$H82];&quot;&quot;)">
            <text:p/>
          </table:table-cell>
          <table:table-cell table:style-name="ce12" table:formula="of:=IF(AND([.$A$10]=[.$B82];[.$B$10]=[.$C82]);[.$H82];&quot;&quot;)">
            <text:p/>
          </table:table-cell>
          <table:table-cell table:style-name="ce12" table:formula="of:=IF(AND([.$A$11]=[.$B82];[.$B$11]=[.$C82]);[.$H82];&quot;&quot;)">
            <text:p/>
          </table:table-cell>
          <table:table-cell table:style-name="ce12" table:formula="of:=IF(AND([.$A$12]=[.$B82];[.$B$12]=[.$C82]);[.$H82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7766">
            <text:p>37766</text:p>
          </table:table-cell>
          <table:table-cell table:style-name="ce2" office:value-type="float" office:value="6596">
            <text:p>6596</text:p>
          </table:table-cell>
          <table:table-cell table:style-name="ce2" office:value-type="float" office:value="449">
            <text:p>449</text:p>
          </table:table-cell>
          <table:table-cell table:style-name="ce2" office:value-type="string">
            <text:p>0.718</text:p>
          </table:table-cell>
          <table:table-cell table:style-name="ce9" table:formula="of:=[.E83]/[.D83]" office:value-type="percentage" office:value="0.174654451093576">
            <text:p>17,465%</text:p>
          </table:table-cell>
          <table:table-cell table:number-columns-repeated="2"/>
          <table:table-cell table:style-name="ce12" table:formula="of:=IF(AND([.$A$4]=[.B83];[.$B$4]=[.C83]);[.H83];&quot;&quot;)">
            <text:p/>
          </table:table-cell>
          <table:table-cell table:style-name="ce12" table:formula="of:=IF(AND([.$A$5]=[.$B83];[.$B$5]=[.$C83]);[.$H83];&quot;&quot;)" office:value-type="percentage" office:value="0.174654451093576">
            <text:p>17,47%</text:p>
          </table:table-cell>
          <table:table-cell table:style-name="ce12" table:formula="of:=IF(AND([.$A$6]=[.$B83];[.$B$6]=[.$C83]);[.$H83];&quot;&quot;)">
            <text:p/>
          </table:table-cell>
          <table:table-cell table:style-name="ce12" table:formula="of:=IF(AND([.$A$7]=[.$B83];[.$B$7]=[.$C83]);[.$H83];&quot;&quot;)">
            <text:p/>
          </table:table-cell>
          <table:table-cell table:style-name="ce12" table:formula="of:=IF(AND([.$A$8]=[.$B83];[.$B$8]=[.$C83]);[.$H83];&quot;&quot;)">
            <text:p/>
          </table:table-cell>
          <table:table-cell table:style-name="ce12" table:formula="of:=IF(AND([.$A$9]=[.$B83];[.$B$9]=[.$C83]);[.$H83];&quot;&quot;)">
            <text:p/>
          </table:table-cell>
          <table:table-cell table:style-name="ce12" table:formula="of:=IF(AND([.$A$10]=[.$B83];[.$B$10]=[.$C83]);[.$H83];&quot;&quot;)">
            <text:p/>
          </table:table-cell>
          <table:table-cell table:style-name="ce12" table:formula="of:=IF(AND([.$A$11]=[.$B83];[.$B$11]=[.$C83]);[.$H83];&quot;&quot;)">
            <text:p/>
          </table:table-cell>
          <table:table-cell table:style-name="ce12" table:formula="of:=IF(AND([.$A$12]=[.$B83];[.$B$12]=[.$C83]);[.$H83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41124">
            <text:p>41124</text:p>
          </table:table-cell>
          <table:table-cell table:style-name="ce2" office:value-type="float" office:value="5948">
            <text:p>5948</text:p>
          </table:table-cell>
          <table:table-cell table:style-name="ce2" office:value-type="float" office:value="472">
            <text:p>472</text:p>
          </table:table-cell>
          <table:table-cell table:style-name="ce2" office:value-type="string">
            <text:p>0.718</text:p>
          </table:table-cell>
          <table:table-cell table:style-name="ce9" table:formula="of:=[.E84]/[.D84]" office:value-type="percentage" office:value="0.144635735823363">
            <text:p>14,464%</text:p>
          </table:table-cell>
          <table:table-cell table:number-columns-repeated="2"/>
          <table:table-cell table:style-name="ce12" table:formula="of:=IF(AND([.$A$4]=[.B84];[.$B$4]=[.C84]);[.H84];&quot;&quot;)">
            <text:p/>
          </table:table-cell>
          <table:table-cell table:style-name="ce12" table:formula="of:=IF(AND([.$A$5]=[.$B84];[.$B$5]=[.$C84]);[.$H84];&quot;&quot;)">
            <text:p/>
          </table:table-cell>
          <table:table-cell table:style-name="ce12" table:formula="of:=IF(AND([.$A$6]=[.$B84];[.$B$6]=[.$C84]);[.$H84];&quot;&quot;)" office:value-type="percentage" office:value="0.144635735823363">
            <text:p>14,46%</text:p>
          </table:table-cell>
          <table:table-cell table:style-name="ce12" table:formula="of:=IF(AND([.$A$7]=[.$B84];[.$B$7]=[.$C84]);[.$H84];&quot;&quot;)">
            <text:p/>
          </table:table-cell>
          <table:table-cell table:style-name="ce12" table:formula="of:=IF(AND([.$A$8]=[.$B84];[.$B$8]=[.$C84]);[.$H84];&quot;&quot;)">
            <text:p/>
          </table:table-cell>
          <table:table-cell table:style-name="ce12" table:formula="of:=IF(AND([.$A$9]=[.$B84];[.$B$9]=[.$C84]);[.$H84];&quot;&quot;)">
            <text:p/>
          </table:table-cell>
          <table:table-cell table:style-name="ce12" table:formula="of:=IF(AND([.$A$10]=[.$B84];[.$B$10]=[.$C84]);[.$H84];&quot;&quot;)">
            <text:p/>
          </table:table-cell>
          <table:table-cell table:style-name="ce12" table:formula="of:=IF(AND([.$A$11]=[.$B84];[.$B$11]=[.$C84]);[.$H84];&quot;&quot;)">
            <text:p/>
          </table:table-cell>
          <table:table-cell table:style-name="ce12" table:formula="of:=IF(AND([.$A$12]=[.$B84];[.$B$12]=[.$C84]);[.$H84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6504">
            <text:p>36504</text:p>
          </table:table-cell>
          <table:table-cell table:style-name="ce2" office:value-type="float" office:value="5778">
            <text:p>5778</text:p>
          </table:table-cell>
          <table:table-cell table:style-name="ce2" office:value-type="float" office:value="444">
            <text:p>444</text:p>
          </table:table-cell>
          <table:table-cell table:style-name="ce2" office:value-type="string">
            <text:p>0.697</text:p>
          </table:table-cell>
          <table:table-cell table:style-name="ce9" table:formula="of:=[.E85]/[.D85]" office:value-type="percentage" office:value="0.158284023668639">
            <text:p>15,828%</text:p>
          </table:table-cell>
          <table:table-cell table:number-columns-repeated="2"/>
          <table:table-cell table:style-name="ce12" table:formula="of:=IF(AND([.$A$4]=[.B85];[.$B$4]=[.C85]);[.H85];&quot;&quot;)" office:value-type="percentage" office:value="0.158284023668639">
            <text:p>15,83%</text:p>
          </table:table-cell>
          <table:table-cell table:style-name="ce12" table:formula="of:=IF(AND([.$A$5]=[.$B85];[.$B$5]=[.$C85]);[.$H85];&quot;&quot;)">
            <text:p/>
          </table:table-cell>
          <table:table-cell table:style-name="ce12" table:formula="of:=IF(AND([.$A$6]=[.$B85];[.$B$6]=[.$C85]);[.$H85];&quot;&quot;)">
            <text:p/>
          </table:table-cell>
          <table:table-cell table:style-name="ce12" table:formula="of:=IF(AND([.$A$7]=[.$B85];[.$B$7]=[.$C85]);[.$H85];&quot;&quot;)">
            <text:p/>
          </table:table-cell>
          <table:table-cell table:style-name="ce12" table:formula="of:=IF(AND([.$A$8]=[.$B85];[.$B$8]=[.$C85]);[.$H85];&quot;&quot;)">
            <text:p/>
          </table:table-cell>
          <table:table-cell table:style-name="ce12" table:formula="of:=IF(AND([.$A$9]=[.$B85];[.$B$9]=[.$C85]);[.$H85];&quot;&quot;)">
            <text:p/>
          </table:table-cell>
          <table:table-cell table:style-name="ce12" table:formula="of:=IF(AND([.$A$10]=[.$B85];[.$B$10]=[.$C85]);[.$H85];&quot;&quot;)">
            <text:p/>
          </table:table-cell>
          <table:table-cell table:style-name="ce12" table:formula="of:=IF(AND([.$A$11]=[.$B85];[.$B$11]=[.$C85]);[.$H85];&quot;&quot;)">
            <text:p/>
          </table:table-cell>
          <table:table-cell table:style-name="ce12" table:formula="of:=IF(AND([.$A$12]=[.$B85];[.$B$12]=[.$C85]);[.$H85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8726">
            <text:p>38726</text:p>
          </table:table-cell>
          <table:table-cell table:style-name="ce2" office:value-type="float" office:value="7622">
            <text:p>7622</text:p>
          </table:table-cell>
          <table:table-cell table:style-name="ce2" office:value-type="float" office:value="417">
            <text:p>417</text:p>
          </table:table-cell>
          <table:table-cell table:style-name="ce2" office:value-type="string">
            <text:p>0.677</text:p>
          </table:table-cell>
          <table:table-cell table:style-name="ce9" table:formula="of:=[.E86]/[.D86]" office:value-type="percentage" office:value="0.196818674792129">
            <text:p>19,682%</text:p>
          </table:table-cell>
          <table:table-cell table:number-columns-repeated="2"/>
          <table:table-cell table:style-name="ce12" table:formula="of:=IF(AND([.$A$4]=[.B86];[.$B$4]=[.C86]);[.H86];&quot;&quot;)">
            <text:p/>
          </table:table-cell>
          <table:table-cell table:style-name="ce12" table:formula="of:=IF(AND([.$A$5]=[.$B86];[.$B$5]=[.$C86]);[.$H86];&quot;&quot;)" office:value-type="percentage" office:value="0.196818674792129">
            <text:p>19,68%</text:p>
          </table:table-cell>
          <table:table-cell table:style-name="ce12" table:formula="of:=IF(AND([.$A$6]=[.$B86];[.$B$6]=[.$C86]);[.$H86];&quot;&quot;)">
            <text:p/>
          </table:table-cell>
          <table:table-cell table:style-name="ce12" table:formula="of:=IF(AND([.$A$7]=[.$B86];[.$B$7]=[.$C86]);[.$H86];&quot;&quot;)">
            <text:p/>
          </table:table-cell>
          <table:table-cell table:style-name="ce12" table:formula="of:=IF(AND([.$A$8]=[.$B86];[.$B$8]=[.$C86]);[.$H86];&quot;&quot;)">
            <text:p/>
          </table:table-cell>
          <table:table-cell table:style-name="ce12" table:formula="of:=IF(AND([.$A$9]=[.$B86];[.$B$9]=[.$C86]);[.$H86];&quot;&quot;)">
            <text:p/>
          </table:table-cell>
          <table:table-cell table:style-name="ce12" table:formula="of:=IF(AND([.$A$10]=[.$B86];[.$B$10]=[.$C86]);[.$H86];&quot;&quot;)">
            <text:p/>
          </table:table-cell>
          <table:table-cell table:style-name="ce12" table:formula="of:=IF(AND([.$A$11]=[.$B86];[.$B$11]=[.$C86]);[.$H86];&quot;&quot;)">
            <text:p/>
          </table:table-cell>
          <table:table-cell table:style-name="ce12" table:formula="of:=IF(AND([.$A$12]=[.$B86];[.$B$12]=[.$C86]);[.$H86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40108">
            <text:p>40108</text:p>
          </table:table-cell>
          <table:table-cell table:style-name="ce2" office:value-type="float" office:value="7666">
            <text:p>7666</text:p>
          </table:table-cell>
          <table:table-cell table:style-name="ce2" office:value-type="float" office:value="376">
            <text:p>376</text:p>
          </table:table-cell>
          <table:table-cell table:style-name="ce2" office:value-type="string">
            <text:p>0.464</text:p>
          </table:table-cell>
          <table:table-cell table:style-name="ce9" table:formula="of:=[.E87]/[.D87]" office:value-type="percentage" office:value="0.191133938366411">
            <text:p>19,113%</text:p>
          </table:table-cell>
          <table:table-cell table:number-columns-repeated="2"/>
          <table:table-cell table:style-name="ce12" table:formula="of:=IF(AND([.$A$4]=[.B87];[.$B$4]=[.C87]);[.H87];&quot;&quot;)">
            <text:p/>
          </table:table-cell>
          <table:table-cell table:style-name="ce12" table:formula="of:=IF(AND([.$A$5]=[.$B87];[.$B$5]=[.$C87]);[.$H87];&quot;&quot;)">
            <text:p/>
          </table:table-cell>
          <table:table-cell table:style-name="ce12" table:formula="of:=IF(AND([.$A$6]=[.$B87];[.$B$6]=[.$C87]);[.$H87];&quot;&quot;)" office:value-type="percentage" office:value="0.191133938366411">
            <text:p>19,11%</text:p>
          </table:table-cell>
          <table:table-cell table:style-name="ce12" table:formula="of:=IF(AND([.$A$7]=[.$B87];[.$B$7]=[.$C87]);[.$H87];&quot;&quot;)">
            <text:p/>
          </table:table-cell>
          <table:table-cell table:style-name="ce12" table:formula="of:=IF(AND([.$A$8]=[.$B87];[.$B$8]=[.$C87]);[.$H87];&quot;&quot;)">
            <text:p/>
          </table:table-cell>
          <table:table-cell table:style-name="ce12" table:formula="of:=IF(AND([.$A$9]=[.$B87];[.$B$9]=[.$C87]);[.$H87];&quot;&quot;)">
            <text:p/>
          </table:table-cell>
          <table:table-cell table:style-name="ce12" table:formula="of:=IF(AND([.$A$10]=[.$B87];[.$B$10]=[.$C87]);[.$H87];&quot;&quot;)">
            <text:p/>
          </table:table-cell>
          <table:table-cell table:style-name="ce12" table:formula="of:=IF(AND([.$A$11]=[.$B87];[.$B$11]=[.$C87]);[.$H87];&quot;&quot;)">
            <text:p/>
          </table:table-cell>
          <table:table-cell table:style-name="ce12" table:formula="of:=IF(AND([.$A$12]=[.$B87];[.$B$12]=[.$C87]);[.$H87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First Fit</text:p>
          </table:table-cell>
          <table:table-cell table:style-name="ce2" office:value-type="float" office:value="36684">
            <text:p>36684</text:p>
          </table:table-cell>
          <table:table-cell table:style-name="ce2" office:value-type="float" office:value="6594">
            <text:p>6594</text:p>
          </table:table-cell>
          <table:table-cell table:style-name="ce2" office:value-type="float" office:value="402">
            <text:p>402</text:p>
          </table:table-cell>
          <table:table-cell table:style-name="ce2" office:value-type="string">
            <text:p>0.779</text:p>
          </table:table-cell>
          <table:table-cell table:style-name="ce9" table:formula="of:=[.E88]/[.D88]" office:value-type="percentage" office:value="0.179751390251881">
            <text:p>17,975%</text:p>
          </table:table-cell>
          <table:table-cell table:number-columns-repeated="2"/>
          <table:table-cell table:style-name="ce12" table:formula="of:=IF(AND([.$A$4]=[.B88];[.$B$4]=[.C88]);[.H88];&quot;&quot;)" office:value-type="percentage" office:value="0.179751390251881">
            <text:p>17,98%</text:p>
          </table:table-cell>
          <table:table-cell table:style-name="ce12" table:formula="of:=IF(AND([.$A$5]=[.$B88];[.$B$5]=[.$C88]);[.$H88];&quot;&quot;)">
            <text:p/>
          </table:table-cell>
          <table:table-cell table:style-name="ce12" table:formula="of:=IF(AND([.$A$6]=[.$B88];[.$B$6]=[.$C88]);[.$H88];&quot;&quot;)">
            <text:p/>
          </table:table-cell>
          <table:table-cell table:style-name="ce12" table:formula="of:=IF(AND([.$A$7]=[.$B88];[.$B$7]=[.$C88]);[.$H88];&quot;&quot;)">
            <text:p/>
          </table:table-cell>
          <table:table-cell table:style-name="ce12" table:formula="of:=IF(AND([.$A$8]=[.$B88];[.$B$8]=[.$C88]);[.$H88];&quot;&quot;)">
            <text:p/>
          </table:table-cell>
          <table:table-cell table:style-name="ce12" table:formula="of:=IF(AND([.$A$9]=[.$B88];[.$B$9]=[.$C88]);[.$H88];&quot;&quot;)">
            <text:p/>
          </table:table-cell>
          <table:table-cell table:style-name="ce12" table:formula="of:=IF(AND([.$A$10]=[.$B88];[.$B$10]=[.$C88]);[.$H88];&quot;&quot;)">
            <text:p/>
          </table:table-cell>
          <table:table-cell table:style-name="ce12" table:formula="of:=IF(AND([.$A$11]=[.$B88];[.$B$11]=[.$C88]);[.$H88];&quot;&quot;)">
            <text:p/>
          </table:table-cell>
          <table:table-cell table:style-name="ce12" table:formula="of:=IF(AND([.$A$12]=[.$B88];[.$B$12]=[.$C88]);[.$H88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Best Fit</text:p>
          </table:table-cell>
          <table:table-cell table:style-name="ce2" office:value-type="float" office:value="33372">
            <text:p>33372</text:p>
          </table:table-cell>
          <table:table-cell table:style-name="ce2" office:value-type="float" office:value="6556">
            <text:p>6556</text:p>
          </table:table-cell>
          <table:table-cell table:style-name="ce2" office:value-type="float" office:value="443">
            <text:p>443</text:p>
          </table:table-cell>
          <table:table-cell table:style-name="ce2" office:value-type="string">
            <text:p>0.582</text:p>
          </table:table-cell>
          <table:table-cell table:style-name="ce9" table:formula="of:=[.E89]/[.D89]" office:value-type="percentage" office:value="0.196452115545967">
            <text:p>19,645%</text:p>
          </table:table-cell>
          <table:table-cell table:number-columns-repeated="2"/>
          <table:table-cell table:style-name="ce12" table:formula="of:=IF(AND([.$A$4]=[.B89];[.$B$4]=[.C89]);[.H89];&quot;&quot;)">
            <text:p/>
          </table:table-cell>
          <table:table-cell table:style-name="ce12" table:formula="of:=IF(AND([.$A$5]=[.$B89];[.$B$5]=[.$C89]);[.$H89];&quot;&quot;)" office:value-type="percentage" office:value="0.196452115545967">
            <text:p>19,65%</text:p>
          </table:table-cell>
          <table:table-cell table:style-name="ce12" table:formula="of:=IF(AND([.$A$6]=[.$B89];[.$B$6]=[.$C89]);[.$H89];&quot;&quot;)">
            <text:p/>
          </table:table-cell>
          <table:table-cell table:style-name="ce12" table:formula="of:=IF(AND([.$A$7]=[.$B89];[.$B$7]=[.$C89]);[.$H89];&quot;&quot;)">
            <text:p/>
          </table:table-cell>
          <table:table-cell table:style-name="ce12" table:formula="of:=IF(AND([.$A$8]=[.$B89];[.$B$8]=[.$C89]);[.$H89];&quot;&quot;)">
            <text:p/>
          </table:table-cell>
          <table:table-cell table:style-name="ce12" table:formula="of:=IF(AND([.$A$9]=[.$B89];[.$B$9]=[.$C89]);[.$H89];&quot;&quot;)">
            <text:p/>
          </table:table-cell>
          <table:table-cell table:style-name="ce12" table:formula="of:=IF(AND([.$A$10]=[.$B89];[.$B$10]=[.$C89]);[.$H89];&quot;&quot;)">
            <text:p/>
          </table:table-cell>
          <table:table-cell table:style-name="ce12" table:formula="of:=IF(AND([.$A$11]=[.$B89];[.$B$11]=[.$C89]);[.$H89];&quot;&quot;)">
            <text:p/>
          </table:table-cell>
          <table:table-cell table:style-name="ce12" table:formula="of:=IF(AND([.$A$12]=[.$B89];[.$B$12]=[.$C89]);[.$H89];&quot;&quot;)">
            <text:p/>
          </table:table-cell>
          <table:table-cell/>
        </table:table-row>
        <table:table-row table:style-name="ro1">
          <table:table-cell table:style-name="ce2" office:value-type="string">
            <text:p>ch150</text:p>
          </table:table-cell>
          <table:table-cell table:style-name="ce2" office:value-type="string">
            <text:p>Swap</text:p>
          </table:table-cell>
          <table:table-cell table:style-name="ce2" office:value-type="string">
            <text:p>Worst Fit</text:p>
          </table:table-cell>
          <table:table-cell table:style-name="ce2" office:value-type="float" office:value="33844">
            <text:p>33844</text:p>
          </table:table-cell>
          <table:table-cell table:style-name="ce2" office:value-type="float" office:value="6252">
            <text:p>6252</text:p>
          </table:table-cell>
          <table:table-cell table:style-name="ce2" office:value-type="float" office:value="452">
            <text:p>452</text:p>
          </table:table-cell>
          <table:table-cell table:style-name="ce2" office:value-type="string">
            <text:p>0.621</text:p>
          </table:table-cell>
          <table:table-cell table:style-name="ce9" table:formula="of:=[.E90]/[.D90]" office:value-type="percentage" office:value="0.18472993735965">
            <text:p>18,473%</text:p>
          </table:table-cell>
          <table:table-cell table:number-columns-repeated="2"/>
          <table:table-cell table:style-name="ce12" table:formula="of:=IF(AND([.$A$4]=[.B90];[.$B$4]=[.C90]);[.H90];&quot;&quot;)">
            <text:p/>
          </table:table-cell>
          <table:table-cell table:style-name="ce12" table:formula="of:=IF(AND([.$A$5]=[.$B90];[.$B$5]=[.$C90]);[.$H90];&quot;&quot;)">
            <text:p/>
          </table:table-cell>
          <table:table-cell table:style-name="ce12" table:formula="of:=IF(AND([.$A$6]=[.$B90];[.$B$6]=[.$C90]);[.$H90];&quot;&quot;)" office:value-type="percentage" office:value="0.18472993735965">
            <text:p>18,47%</text:p>
          </table:table-cell>
          <table:table-cell table:style-name="ce12" table:formula="of:=IF(AND([.$A$7]=[.$B90];[.$B$7]=[.$C90]);[.$H90];&quot;&quot;)">
            <text:p/>
          </table:table-cell>
          <table:table-cell table:style-name="ce12" table:formula="of:=IF(AND([.$A$8]=[.$B90];[.$B$8]=[.$C90]);[.$H90];&quot;&quot;)">
            <text:p/>
          </table:table-cell>
          <table:table-cell table:style-name="ce12" table:formula="of:=IF(AND([.$A$9]=[.$B90];[.$B$9]=[.$C90]);[.$H90];&quot;&quot;)">
            <text:p/>
          </table:table-cell>
          <table:table-cell table:style-name="ce12" table:formula="of:=IF(AND([.$A$10]=[.$B90];[.$B$10]=[.$C90]);[.$H90];&quot;&quot;)">
            <text:p/>
          </table:table-cell>
          <table:table-cell table:style-name="ce12" table:formula="of:=IF(AND([.$A$11]=[.$B90];[.$B$11]=[.$C90]);[.$H90];&quot;&quot;)">
            <text:p/>
          </table:table-cell>
          <table:table-cell table:style-name="ce12" table:formula="of:=IF(AND([.$A$12]=[.$B90];[.$B$12]=[.$C90]);[.$H90];&quot;&quot;)">
            <text:p/>
          </table:table-cell>
          <table:table-cell/>
        </table:table-row>
        <table:table-row table:style-name="ro1" table:number-rows-repeated="104848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3" number:min-integer-digits="1"/>
      <number:text>%</number:text>
    </number:percentage-style>
    <number:number-style style:name="N5110" number:language="en" number:country="CA">
      <number:number number:decimal-places="3" number:min-integer-digits="1"/>
    </number:number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4-05-12T11:54:23</meta:creation-date>
    <dc:date>2014-05-12T15:10:03</dc:date>
    <dc:creator>Compte etudiant</dc:creator>
    <meta:editing-duration>PT3H11M38S</meta:editing-duration>
    <meta:editing-cycles>13</meta:editing-cycles>
    <meta:generator>LibreOffice/3.5$Linux_x86 LibreOffice_project/350m1$Build-2</meta:generator>
    <meta:document-statistic meta:table-count="1" meta:cell-count="1081" meta:object-count="0"/>
  </office:meta>
</office:document-meta>
</file>